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38.01pt"/>
    </style:style>
    <style:style style:name="co3" style:family="table-column">
      <style:table-column-properties fo:break-before="auto" style:column-width="42.01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45.64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43.8pt"/>
    </style:style>
    <style:style style:name="co8" style:family="table-column">
      <style:table-column-properties fo:break-before="auto" style:column-width="42.29pt"/>
    </style:style>
    <style:style style:name="co9" style:family="table-column">
      <style:table-column-properties fo:break-before="auto" style:column-width="48.1pt"/>
    </style:style>
    <style:style style:name="co10" style:family="table-column">
      <style:table-column-properties fo:break-before="auto" style:column-width="49.61pt"/>
    </style:style>
    <style:style style:name="co11" style:family="table-column">
      <style:table-column-properties fo:break-before="auto" style:column-width="53.94pt"/>
    </style:style>
    <style:style style:name="co12" style:family="table-column">
      <style:table-column-properties fo:break-before="auto" style:column-width="56.6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 style:data-style-name="N121"/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10" style:family="table-cell" style:parent-style-name="Default" style:data-style-name="N10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4" table:number-columns-repeated="1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9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991" table:default-cell-style-name="Default"/>
        <table:table-row table:style-name="ro1">
          <table:table-cell table:style-name="ce1"/>
          <table:table-cell table:style-name="ce2" office:value-type="string" calcext:value-type="string">
            <text:p>1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/>
          <table:table-cell table:style-name="ce2" office:value-type="string" calcext:value-type="string">
            <text:p>2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3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4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5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6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7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8d6</text:p>
          </table:table-cell>
          <table:table-cell table:style-name="ce2"/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≤</text:p>
          </table:table-cell>
          <table:table-cell table:style-name="ce1" table:number-columns-repeated="991"/>
        </table:table-row>
        <table:table-row table:style-name="ro2">
          <table:table-cell office:value-type="string" calcext:value-type="string">
            <text:p>Nb combinaisons</text:p>
          </table:table-cell>
          <table:table-cell office:value-type="float" office:value="6" calcext:value-type="float">
            <text:p>6</text:p>
          </table:table-cell>
          <table:table-cell table:formula="of:=SUM([.C4:.C9])" office:value-type="float" office:value="6" calcext:value-type="float">
            <text:p>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SUM([.G5:.G15])" office:value-type="float" office:value="36" calcext:value-type="float">
            <text:p>36</text:p>
          </table:table-cell>
          <table:table-cell table:number-columns-repeated="2"/>
          <table:table-cell table:formula="of:=6*6*6" office:value-type="float" office:value="216" calcext:value-type="float">
            <text:p>216</text:p>
          </table:table-cell>
          <table:table-cell table:formula="of:=SUM([.K6:.K21])" office:value-type="float" office:value="216" calcext:value-type="float">
            <text:p>216</text:p>
          </table:table-cell>
          <table:table-cell table:number-columns-repeated="2"/>
          <table:table-cell table:formula="of:=6*6*6*6" office:value-type="float" office:value="1296" calcext:value-type="float">
            <text:p>1296</text:p>
          </table:table-cell>
          <table:table-cell table:formula="of:=SUM([.O7:.O27])" office:value-type="float" office:value="1296" calcext:value-type="float">
            <text:p>1296</text:p>
          </table:table-cell>
          <table:table-cell table:number-columns-repeated="2"/>
          <table:table-cell table:formula="of:=POWER(6;5)" office:value-type="float" office:value="7776" calcext:value-type="float">
            <text:p>7776</text:p>
          </table:table-cell>
          <table:table-cell table:formula="of:=SUM([.S8:.S33])" office:value-type="float" office:value="7775.99999999535" calcext:value-type="float">
            <text:p>7775.99999999535</text:p>
          </table:table-cell>
          <table:table-cell table:number-columns-repeated="2"/>
          <table:table-cell table:formula="of:=POWER(6;6)" office:value-type="float" office:value="46656" calcext:value-type="float">
            <text:p>46656</text:p>
          </table:table-cell>
          <table:table-cell table:formula="of:=SUM([.W9:.W39])" office:value-type="float" office:value="46656.0000000066" calcext:value-type="float">
            <text:p>46656.0000000066</text:p>
          </table:table-cell>
          <table:table-cell table:number-columns-repeated="2"/>
          <table:table-cell table:formula="of:=POWER(6;7)" office:value-type="float" office:value="279936" calcext:value-type="float">
            <text:p>279936</text:p>
          </table:table-cell>
          <table:table-cell table:formula="of:=SUM([.AA10:.AA45])" office:value-type="float" office:value="279935.99999993" calcext:value-type="float">
            <text:p>279935.99999993</text:p>
          </table:table-cell>
          <table:table-cell table:number-columns-repeated="2"/>
          <table:table-cell table:formula="of:=POWER(6;8)" office:value-type="float" office:value="1679616" calcext:value-type="float">
            <text:p>1679616</text:p>
          </table:table-cell>
          <table:table-cell table:formula="of:=SUM([.AE11:.AE51])" office:value-type="float" office:value="1679615.99999948" calcext:value-type="float">
            <text:p>1679615.99999948</text:p>
          </table:table-cell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mbinaisons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formula="of:=SUM([.C4:.C9])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formula="of:=SUM([.C5:.C10])" office:value-type="float" office:value="5" calcext:value-type="float">
            <text:p>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formula="of:=SUM([.G5:.G15])" office:value-type="float" office:value="36" calcext:value-type="float">
            <text:p>36</text:p>
          </table:table-cell>
          <table:table-cell table:formula="of:=SUM([.$G$5:.G5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formula="of:=SUM([.C6:.C11])" office:value-type="float" office:value="4" calcext:value-type="float">
            <text:p>4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SUM([.G6:.G16])" office:value-type="float" office:value="35" calcext:value-type="float">
            <text:p>35</text:p>
          </table:table-cell>
          <table:table-cell table:formula="of:=SUM([.$G$5:.G6])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formula="of:=SUM([.K6:.K21])" office:value-type="float" office:value="216" calcext:value-type="float">
            <text:p>216</text:p>
          </table:table-cell>
          <table:table-cell table:formula="of:=SUM([.$K$6:.K6]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formula="of:=SUM([.C7:.C12])" office:value-type="float" office:value="3" calcext:value-type="float">
            <text:p>3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formula="of:=SUM([.G7:.G17])" office:value-type="float" office:value="33" calcext:value-type="float">
            <text:p>33</text:p>
          </table:table-cell>
          <table:table-cell table:formula="of:=SUM([.$G$5:.G7])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formula="of:=SUM([.K7:.K22])" office:value-type="float" office:value="215" calcext:value-type="float">
            <text:p>215</text:p>
          </table:table-cell>
          <table:table-cell table:formula="of:=SUM([.$K$6:.K7])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formula="of:=SUM([.O7:.O27])" office:value-type="float" office:value="1296" calcext:value-type="float">
            <text:p>1296</text:p>
          </table:table-cell>
          <table:table-cell table:formula="of:=SUM([.$O$7:.O7])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formula="of:=SUM([.C8:.C13])" office:value-type="float" office:value="2" calcext:value-type="float">
            <text:p>2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formula="of:=SUM([.G8:.G18])" office:value-type="float" office:value="30" calcext:value-type="float">
            <text:p>30</text:p>
          </table:table-cell>
          <table:table-cell table:formula="of:=SUM([.$G$5:.G8])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formula="of:=SUM([.K8:.K23])" office:value-type="float" office:value="212" calcext:value-type="float">
            <text:p>212</text:p>
          </table:table-cell>
          <table:table-cell table:formula="of:=SUM([.$K$6:.K8])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formula="of:=SUM([.O8:.O28])" office:value-type="float" office:value="1295" calcext:value-type="float">
            <text:p>1295</text:p>
          </table:table-cell>
          <table:table-cell table:formula="of:=SUM([.$O$7:.O8])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0.99999999999792" calcext:value-type="float">
            <text:p>0.99999999999792</text:p>
          </table:table-cell>
          <table:table-cell table:formula="of:=SUM([.S8:.S33])" office:value-type="float" office:value="7775.99999999535" calcext:value-type="float">
            <text:p>7775.99999999535</text:p>
          </table:table-cell>
          <table:table-cell table:formula="of:=SUM([.$S$8:.S8])" office:value-type="float" office:value="0.99999999999792" calcext:value-type="float">
            <text:p>0.99999999999792</text:p>
          </table:table-cell>
          <table:table-cell table:number-columns-repeated="100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formula="of:=SUM([.C9:.C14])" office:value-type="float" office:value="1" calcext:value-type="float">
            <text:p>1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formula="of:=SUM([.G9:.G19])" office:value-type="float" office:value="26" calcext:value-type="float">
            <text:p>26</text:p>
          </table:table-cell>
          <table:table-cell table:formula="of:=SUM([.$G$5:.G9])" office:value-type="float" office:value="15" calcext:value-type="float">
            <text:p>15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formula="of:=SUM([.K9:.K24])" office:value-type="float" office:value="206" calcext:value-type="float">
            <text:p>206</text:p>
          </table:table-cell>
          <table:table-cell table:formula="of:=SUM([.$K$6:.K9])" office:value-type="float" office:value="20" calcext:value-type="float">
            <text:p>20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formula="of:=SUM([.O9:.O29])" office:value-type="float" office:value="1291" calcext:value-type="float">
            <text:p>1291</text:p>
          </table:table-cell>
          <table:table-cell table:formula="of:=SUM([.$O$7:.O9])" office:value-type="float" office:value="15" calcext:value-type="float">
            <text:p>15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4.99999999999738" calcext:value-type="float">
            <text:p>4.99999999999738</text:p>
          </table:table-cell>
          <table:table-cell table:formula="of:=SUM([.S9:.S34])" office:value-type="float" office:value="7774.99999999535" calcext:value-type="float">
            <text:p>7774.99999999535</text:p>
          </table:table-cell>
          <table:table-cell table:formula="of:=SUM([.$S$8:.S9])" office:value-type="float" office:value="5.9999999999953" calcext:value-type="float">
            <text:p>5.9999999999953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0.99999999999792" calcext:value-type="float">
            <text:p>0.99999999999792</text:p>
          </table:table-cell>
          <table:table-cell table:formula="of:=SUM([.W9:.W39])" office:value-type="float" office:value="46656.0000000066" calcext:value-type="float">
            <text:p>46656.0000000066</text:p>
          </table:table-cell>
          <table:table-cell table:formula="of:=SUM([.$W$9:.W9])" office:value-type="float" office:value="0.99999999999792" calcext:value-type="float">
            <text:p>0.99999999999792</text:p>
          </table:table-cell>
          <table:table-cell table:number-columns-repeated="999"/>
        </table:table-row>
        <table:table-row table:style-name="ro2">
          <table:table-cell table:number-columns-repeated="5"/>
          <table:table-cell table:style-name="ce5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formula="of:=SUM([.G10:.G20])" office:value-type="float" office:value="21" calcext:value-type="float">
            <text:p>21</text:p>
          </table:table-cell>
          <table:table-cell table:formula="of:=SUM([.$G$5:.G10])" office:value-type="float" office:value="21" calcext:value-type="float">
            <text:p>21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15" calcext:value-type="float">
            <text:p>15</text:p>
          </table:table-cell>
          <table:table-cell table:formula="of:=SUM([.K10:.K25])" office:value-type="float" office:value="196" calcext:value-type="float">
            <text:p>196</text:p>
          </table:table-cell>
          <table:table-cell table:formula="of:=SUM([.$K$6:.K10])" office:value-type="float" office:value="35" calcext:value-type="float">
            <text:p>35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20" calcext:value-type="float">
            <text:p>20</text:p>
          </table:table-cell>
          <table:table-cell table:formula="of:=SUM([.O10:.O30])" office:value-type="float" office:value="1281" calcext:value-type="float">
            <text:p>1281</text:p>
          </table:table-cell>
          <table:table-cell table:formula="of:=SUM([.$O$7:.O10])" office:value-type="float" office:value="35" calcext:value-type="float">
            <text:p>35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15.0000000000077" calcext:value-type="float">
            <text:p>15.0000000000077</text:p>
          </table:table-cell>
          <table:table-cell table:formula="of:=SUM([.S10:.S35])" office:value-type="float" office:value="7769.99999999535" calcext:value-type="float">
            <text:p>7769.99999999535</text:p>
          </table:table-cell>
          <table:table-cell table:formula="of:=SUM([.$S$8:.S10])" office:value-type="float" office:value="21.000000000003" calcext:value-type="float">
            <text:p>21.000000000003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5.99999999998752" calcext:value-type="float">
            <text:p>5.99999999998752</text:p>
          </table:table-cell>
          <table:table-cell table:formula="of:=SUM([.W10:.W40])" office:value-type="float" office:value="46655.0000000066" calcext:value-type="float">
            <text:p>46655.0000000066</text:p>
          </table:table-cell>
          <table:table-cell table:formula="of:=SUM([.$W$9:.W10])" office:value-type="float" office:value="6.99999999998544" calcext:value-type="float">
            <text:p>6.99999999998544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0.999999999999786" calcext:value-type="float">
            <text:p>0.999999999999786</text:p>
          </table:table-cell>
          <table:table-cell table:formula="of:=SUM([.AA10:.AA45])" office:value-type="float" office:value="279935.99999993" calcext:value-type="float">
            <text:p>279935.99999993</text:p>
          </table:table-cell>
          <table:table-cell table:formula="of:=SUM([.$AA$10:.AA10])" office:value-type="float" office:value="0.999999999999786" calcext:value-type="float">
            <text:p>0.999999999999786</text:p>
          </table:table-cell>
          <table:table-cell table:number-columns-repeated="995"/>
        </table:table-row>
        <table:table-row table:style-name="ro2">
          <table:table-cell table:number-columns-repeated="5"/>
          <table:table-cell table:style-name="ce4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formula="of:=SUM([.G11:.G21])" office:value-type="float" office:value="15" calcext:value-type="float">
            <text:p>15</text:p>
          </table:table-cell>
          <table:table-cell table:formula="of:=SUM([.$G$5:.G11])" office:value-type="float" office:value="26" calcext:value-type="float">
            <text:p>26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21" calcext:value-type="float">
            <text:p>21</text:p>
          </table:table-cell>
          <table:table-cell table:formula="of:=SUM([.K11:.K26])" office:value-type="float" office:value="181" calcext:value-type="float">
            <text:p>181</text:p>
          </table:table-cell>
          <table:table-cell table:formula="of:=SUM([.$K$6:.K11])" office:value-type="float" office:value="56" calcext:value-type="float">
            <text:p>56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35" calcext:value-type="float">
            <text:p>35</text:p>
          </table:table-cell>
          <table:table-cell table:formula="of:=SUM([.O11:.O31])" office:value-type="float" office:value="1261" calcext:value-type="float">
            <text:p>1261</text:p>
          </table:table-cell>
          <table:table-cell table:formula="of:=SUM([.$O$7:.O11])" office:value-type="float" office:value="70" calcext:value-type="float">
            <text:p>70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34.9999999999661" calcext:value-type="float">
            <text:p>34.9999999999661</text:p>
          </table:table-cell>
          <table:table-cell table:formula="of:=SUM([.S11:.S36])" office:value-type="float" office:value="7754.99999999535" calcext:value-type="float">
            <text:p>7754.99999999535</text:p>
          </table:table-cell>
          <table:table-cell table:formula="of:=SUM([.$S$8:.S11])" office:value-type="float" office:value="55.9999999999691" calcext:value-type="float">
            <text:p>55.9999999999691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20.9999999999796" calcext:value-type="float">
            <text:p>20.9999999999796</text:p>
          </table:table-cell>
          <table:table-cell table:formula="of:=SUM([.W11:.W41])" office:value-type="float" office:value="46649.0000000066" calcext:value-type="float">
            <text:p>46649.0000000066</text:p>
          </table:table-cell>
          <table:table-cell table:formula="of:=SUM([.$W$9:.W11])" office:value-type="float" office:value="27.9999999999651" calcext:value-type="float">
            <text:p>27.9999999999651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6.99999999999011" calcext:value-type="float">
            <text:p>6.99999999999011</text:p>
          </table:table-cell>
          <table:table-cell table:formula="of:=SUM([.AA11:.AA46])" office:value-type="float" office:value="279934.99999993" calcext:value-type="float">
            <text:p>279934.99999993</text:p>
          </table:table-cell>
          <table:table-cell table:formula="of:=SUM([.$AA$10:.AA11])" office:value-type="float" office:value="7.99999999998989" calcext:value-type="float">
            <text:p>7.99999999998989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0.999999999999786" calcext:value-type="float">
            <text:p>0.999999999999786</text:p>
          </table:table-cell>
          <table:table-cell table:formula="of:=SUM([.AE11:.AE51])" office:value-type="float" office:value="1679615.99999948" calcext:value-type="float">
            <text:p>1679615.99999948</text:p>
          </table:table-cell>
          <table:table-cell table:formula="of:=SUM([.$AE$11:.AE11])" office:value-type="float" office:value="0.999999999999786" calcext:value-type="float">
            <text:p>0.999999999999786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formula="of:=SUM([.G12:.G22])" office:value-type="float" office:value="10" calcext:value-type="float">
            <text:p>10</text:p>
          </table:table-cell>
          <table:table-cell table:formula="of:=SUM([.$G$5:.G12])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25" calcext:value-type="float">
            <text:p>25</text:p>
          </table:table-cell>
          <table:table-cell table:formula="of:=SUM([.K12:.K27])" office:value-type="float" office:value="160" calcext:value-type="float">
            <text:p>160</text:p>
          </table:table-cell>
          <table:table-cell table:formula="of:=SUM([.$K$6:.K12])" office:value-type="float" office:value="81" calcext:value-type="float">
            <text:p>81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56" calcext:value-type="float">
            <text:p>56</text:p>
          </table:table-cell>
          <table:table-cell table:formula="of:=SUM([.O12:.O32])" office:value-type="float" office:value="1226" calcext:value-type="float">
            <text:p>1226</text:p>
          </table:table-cell>
          <table:table-cell table:formula="of:=SUM([.$O$7:.O12])" office:value-type="float" office:value="126" calcext:value-type="float">
            <text:p>126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70.0000000000099" calcext:value-type="float">
            <text:p>70.0000000000099</text:p>
          </table:table-cell>
          <table:table-cell table:formula="of:=SUM([.S12:.S37])" office:value-type="float" office:value="7719.99999999538" calcext:value-type="float">
            <text:p>7719.99999999538</text:p>
          </table:table-cell>
          <table:table-cell table:formula="of:=SUM([.$S$8:.S12])" office:value-type="float" office:value="125.999999999979" calcext:value-type="float">
            <text:p>125.999999999979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55.9999999998835" calcext:value-type="float">
            <text:p>55.9999999998835</text:p>
          </table:table-cell>
          <table:table-cell table:formula="of:=SUM([.W12:.W42])" office:value-type="float" office:value="46628.0000000066" calcext:value-type="float">
            <text:p>46628.0000000066</text:p>
          </table:table-cell>
          <table:table-cell table:formula="of:=SUM([.$W$9:.W12])" office:value-type="float" office:value="83.9999999998486" calcext:value-type="float">
            <text:p>83.9999999998486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28.0000000001284" calcext:value-type="float">
            <text:p>28.0000000001284</text:p>
          </table:table-cell>
          <table:table-cell table:formula="of:=SUM([.AA12:.AA47])" office:value-type="float" office:value="279927.99999993" calcext:value-type="float">
            <text:p>279927.99999993</text:p>
          </table:table-cell>
          <table:table-cell table:formula="of:=SUM([.$AA$10:.AA12])" office:value-type="float" office:value="36.0000000001183" calcext:value-type="float">
            <text:p>36.0000000001183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7.99999999999829" calcext:value-type="float">
            <text:p>7.99999999999829</text:p>
          </table:table-cell>
          <table:table-cell table:formula="of:=SUM([.AE12:.AE52])" office:value-type="float" office:value="1679614.99999948" calcext:value-type="float">
            <text:p>1679614.99999948</text:p>
          </table:table-cell>
          <table:table-cell table:formula="of:=SUM([.$AE$11:.AE12])" office:value-type="float" office:value="8.99999999999808" calcext:value-type="float">
            <text:p>8.99999999999808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formula="of:=SUM([.G13:.G23])" office:value-type="float" office:value="6" calcext:value-type="float">
            <text:p>6</text:p>
          </table:table-cell>
          <table:table-cell table:formula="of:=SUM([.$G$5:.G13])" office:value-type="float" office:value="33" calcext:value-type="float">
            <text:p>33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27" calcext:value-type="float">
            <text:p>27</text:p>
          </table:table-cell>
          <table:table-cell table:formula="of:=SUM([.K13:.K28])" office:value-type="float" office:value="135" calcext:value-type="float">
            <text:p>135</text:p>
          </table:table-cell>
          <table:table-cell table:formula="of:=SUM([.$K$6:.K13])" office:value-type="float" office:value="108" calcext:value-type="float">
            <text:p>108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80" calcext:value-type="float">
            <text:p>80</text:p>
          </table:table-cell>
          <table:table-cell table:formula="of:=SUM([.O13:.O33])" office:value-type="float" office:value="1170" calcext:value-type="float">
            <text:p>1170</text:p>
          </table:table-cell>
          <table:table-cell table:formula="of:=SUM([.$O$7:.O13])" office:value-type="float" office:value="206" calcext:value-type="float">
            <text:p>206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125.999999999971" calcext:value-type="float">
            <text:p>125.999999999971</text:p>
          </table:table-cell>
          <table:table-cell table:formula="of:=SUM([.S13:.S38])" office:value-type="float" office:value="7649.99999999537" calcext:value-type="float">
            <text:p>7649.99999999537</text:p>
          </table:table-cell>
          <table:table-cell table:formula="of:=SUM([.$S$8:.S13])" office:value-type="float" office:value="251.99999999995" calcext:value-type="float">
            <text:p>251.99999999995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125.999999999971" calcext:value-type="float">
            <text:p>125.999999999971</text:p>
          </table:table-cell>
          <table:table-cell table:formula="of:=SUM([.W13:.W43])" office:value-type="float" office:value="46572.0000000067" calcext:value-type="float">
            <text:p>46572.0000000067</text:p>
          </table:table-cell>
          <table:table-cell table:formula="of:=SUM([.$W$9:.W13])" office:value-type="float" office:value="209.99999999982" calcext:value-type="float">
            <text:p>209.9999999998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84.0000000001052" calcext:value-type="float">
            <text:p>84.0000000001052</text:p>
          </table:table-cell>
          <table:table-cell table:formula="of:=SUM([.AA13:.AA48])" office:value-type="float" office:value="279899.99999993" calcext:value-type="float">
            <text:p>279899.99999993</text:p>
          </table:table-cell>
          <table:table-cell table:formula="of:=SUM([.$AA$10:.AA13])" office:value-type="float" office:value="120.000000000223" calcext:value-type="float">
            <text:p>120.000000000223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35.9999999999251" calcext:value-type="float">
            <text:p>35.9999999999251</text:p>
          </table:table-cell>
          <table:table-cell table:formula="of:=SUM([.AE13:.AE53])" office:value-type="float" office:value="1679606.99999948" calcext:value-type="float">
            <text:p>1679606.99999948</text:p>
          </table:table-cell>
          <table:table-cell table:formula="of:=SUM([.$AE$11:.AE13])" office:value-type="float" office:value="44.9999999999232" calcext:value-type="float">
            <text:p>44.9999999999232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formula="of:=SUM([.G14:.G24])" office:value-type="float" office:value="3" calcext:value-type="float">
            <text:p>3</text:p>
          </table:table-cell>
          <table:table-cell table:formula="of:=SUM([.$G$5:.G14])" office:value-type="float" office:value="35" calcext:value-type="float">
            <text:p>35</text:p>
          </table:table-cell>
          <table:table-cell table:style-name="ce5" office:value-type="float" office:value="11" calcext:value-type="float">
            <text:p>11</text:p>
          </table:table-cell>
          <table:table-cell table:style-name="ce6" office:value-type="float" office:value="27" calcext:value-type="float">
            <text:p>27</text:p>
          </table:table-cell>
          <table:table-cell table:formula="of:=SUM([.K14:.K29])" office:value-type="float" office:value="108" calcext:value-type="float">
            <text:p>108</text:p>
          </table:table-cell>
          <table:table-cell table:formula="of:=SUM([.$K$6:.K14])" office:value-type="float" office:value="135" calcext:value-type="float">
            <text:p>135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104" calcext:value-type="float">
            <text:p>104</text:p>
          </table:table-cell>
          <table:table-cell table:formula="of:=SUM([.O14:.O34])" office:value-type="float" office:value="1090" calcext:value-type="float">
            <text:p>1090</text:p>
          </table:table-cell>
          <table:table-cell table:formula="of:=SUM([.$O$7:.O14])" office:value-type="float" office:value="310" calcext:value-type="float">
            <text:p>31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205.000000000157" calcext:value-type="float">
            <text:p>205.000000000157</text:p>
          </table:table-cell>
          <table:table-cell table:formula="of:=SUM([.S14:.S39])" office:value-type="float" office:value="7523.9999999954" calcext:value-type="float">
            <text:p>7523.9999999954</text:p>
          </table:table-cell>
          <table:table-cell table:formula="of:=SUM([.$S$8:.S14])" office:value-type="float" office:value="457.000000000107" calcext:value-type="float">
            <text:p>457.000000000107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251.999999999942" calcext:value-type="float">
            <text:p>251.999999999942</text:p>
          </table:table-cell>
          <table:table-cell table:formula="of:=SUM([.W14:.W44])" office:value-type="float" office:value="46446.0000000068" calcext:value-type="float">
            <text:p>46446.0000000068</text:p>
          </table:table-cell>
          <table:table-cell table:formula="of:=SUM([.$W$9:.W14])" office:value-type="float" office:value="461.999999999762" calcext:value-type="float">
            <text:p>461.999999999762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209.999999999983" calcext:value-type="float">
            <text:p>209.999999999983</text:p>
          </table:table-cell>
          <table:table-cell table:formula="of:=SUM([.AA14:.AA49])" office:value-type="float" office:value="279815.99999993" calcext:value-type="float">
            <text:p>279815.99999993</text:p>
          </table:table-cell>
          <table:table-cell table:formula="of:=SUM([.$AA$10:.AA14])" office:value-type="float" office:value="330.000000000207" calcext:value-type="float">
            <text:p>330.000000000207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float" office:value="119.999999999974" calcext:value-type="float">
            <text:p>119.999999999974</text:p>
          </table:table-cell>
          <table:table-cell table:formula="of:=SUM([.AE14:.AE54])" office:value-type="float" office:value="1679570.99999948" calcext:value-type="float">
            <text:p>1679570.99999948</text:p>
          </table:table-cell>
          <table:table-cell table:formula="of:=SUM([.$AE$11:.AE14])" office:value-type="float" office:value="164.999999999898" calcext:value-type="float">
            <text:p>164.999999999898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formula="of:=SUM([.G15:.G25])" office:value-type="float" office:value="1" calcext:value-type="float">
            <text:p>1</text:p>
          </table:table-cell>
          <table:table-cell table:formula="of:=SUM([.$G$5:.G15])" office:value-type="float" office:value="36" calcext:value-type="float">
            <text:p>36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25" calcext:value-type="float">
            <text:p>25</text:p>
          </table:table-cell>
          <table:table-cell table:formula="of:=SUM([.K15:.K30])" office:value-type="float" office:value="81" calcext:value-type="float">
            <text:p>81</text:p>
          </table:table-cell>
          <table:table-cell table:formula="of:=SUM([.$K$6:.K15])" office:value-type="float" office:value="160" calcext:value-type="float">
            <text:p>160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125" calcext:value-type="float">
            <text:p>125</text:p>
          </table:table-cell>
          <table:table-cell table:formula="of:=SUM([.O15:.O35])" office:value-type="float" office:value="986" calcext:value-type="float">
            <text:p>986</text:p>
          </table:table-cell>
          <table:table-cell table:formula="of:=SUM([.$O$7:.O15])" office:value-type="float" office:value="435" calcext:value-type="float">
            <text:p>435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304.999999999949" calcext:value-type="float">
            <text:p>304.999999999949</text:p>
          </table:table-cell>
          <table:table-cell table:formula="of:=SUM([.S15:.S40])" office:value-type="float" office:value="7318.99999999524" calcext:value-type="float">
            <text:p>7318.99999999524</text:p>
          </table:table-cell>
          <table:table-cell table:formula="of:=SUM([.$S$8:.S15])" office:value-type="float" office:value="762.000000000056" calcext:value-type="float">
            <text:p>762.000000000056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455.999999999985" calcext:value-type="float">
            <text:p>455.999999999985</text:p>
          </table:table-cell>
          <table:table-cell table:formula="of:=SUM([.W15:.W45])" office:value-type="float" office:value="46194.0000000068" calcext:value-type="float">
            <text:p>46194.0000000068</text:p>
          </table:table-cell>
          <table:table-cell table:formula="of:=SUM([.$W$9:.W15])" office:value-type="float" office:value="917.999999999747" calcext:value-type="float">
            <text:p>917.999999999747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461.999999999739" calcext:value-type="float">
            <text:p>461.999999999739</text:p>
          </table:table-cell>
          <table:table-cell table:formula="of:=SUM([.AA15:.AA50])" office:value-type="float" office:value="279605.99999993" calcext:value-type="float">
            <text:p>279605.99999993</text:p>
          </table:table-cell>
          <table:table-cell table:formula="of:=SUM([.$AA$10:.AA15])" office:value-type="float" office:value="791.999999999945" calcext:value-type="float">
            <text:p>791.999999999945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329.999999999174" calcext:value-type="float">
            <text:p>329.999999999174</text:p>
          </table:table-cell>
          <table:table-cell table:formula="of:=SUM([.AE15:.AE55])" office:value-type="float" office:value="1679450.99999948" calcext:value-type="float">
            <text:p>1679450.99999948</text:p>
          </table:table-cell>
          <table:table-cell table:formula="of:=SUM([.$AE$11:.AE15])" office:value-type="float" office:value="494.999999999071" calcext:value-type="float">
            <text:p>494.999999999071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3" calcext:value-type="float">
            <text:p>13</text:p>
          </table:table-cell>
          <table:table-cell table:style-name="ce6" office:value-type="float" office:value="21" calcext:value-type="float">
            <text:p>21</text:p>
          </table:table-cell>
          <table:table-cell table:formula="of:=SUM([.K16:.K31])" office:value-type="float" office:value="56" calcext:value-type="float">
            <text:p>56</text:p>
          </table:table-cell>
          <table:table-cell table:formula="of:=SUM([.$K$6:.K16])" office:value-type="float" office:value="181" calcext:value-type="float">
            <text:p>181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float" office:value="140" calcext:value-type="float">
            <text:p>140</text:p>
          </table:table-cell>
          <table:table-cell table:formula="of:=SUM([.O16:.O36])" office:value-type="float" office:value="861" calcext:value-type="float">
            <text:p>861</text:p>
          </table:table-cell>
          <table:table-cell table:formula="of:=SUM([.$O$7:.O16])" office:value-type="float" office:value="575" calcext:value-type="float">
            <text:p>575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float" office:value="419.999999999904" calcext:value-type="float">
            <text:p>419.999999999904</text:p>
          </table:table-cell>
          <table:table-cell table:formula="of:=SUM([.S16:.S41])" office:value-type="float" office:value="7013.99999999529" calcext:value-type="float">
            <text:p>7013.99999999529</text:p>
          </table:table-cell>
          <table:table-cell table:formula="of:=SUM([.$S$8:.S16])" office:value-type="float" office:value="1181.99999999996" calcext:value-type="float">
            <text:p>1181.99999999996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float" office:value="755.999999999827" calcext:value-type="float">
            <text:p>755.999999999827</text:p>
          </table:table-cell>
          <table:table-cell table:formula="of:=SUM([.W16:.W46])" office:value-type="float" office:value="45738.0000000068" calcext:value-type="float">
            <text:p>45738.0000000068</text:p>
          </table:table-cell>
          <table:table-cell table:formula="of:=SUM([.$W$9:.W16])" office:value-type="float" office:value="1673.99999999957" calcext:value-type="float">
            <text:p>1673.99999999957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float" office:value="917.000000000076" calcext:value-type="float">
            <text:p>917.000000000076</text:p>
          </table:table-cell>
          <table:table-cell table:formula="of:=SUM([.AA16:.AA51])" office:value-type="float" office:value="279143.99999993" calcext:value-type="float">
            <text:p>279143.99999993</text:p>
          </table:table-cell>
          <table:table-cell table:formula="of:=SUM([.$AA$10:.AA16])" office:value-type="float" office:value="1709.00000000002" calcext:value-type="float">
            <text:p>1709.00000000002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float" office:value="792.000000000032" calcext:value-type="float">
            <text:p>792.000000000032</text:p>
          </table:table-cell>
          <table:table-cell table:formula="of:=SUM([.AE16:.AE56])" office:value-type="float" office:value="1679120.99999948" calcext:value-type="float">
            <text:p>1679120.99999948</text:p>
          </table:table-cell>
          <table:table-cell table:formula="of:=SUM([.$AE$11:.AE16])" office:value-type="float" office:value="1286.9999999991" calcext:value-type="float">
            <text:p>1286.9999999991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formula="of:=SUM([.K17:.K32])" office:value-type="float" office:value="35" calcext:value-type="float">
            <text:p>35</text:p>
          </table:table-cell>
          <table:table-cell table:formula="of:=SUM([.$K$6:.K17])" office:value-type="float" office:value="196" calcext:value-type="float">
            <text:p>196</text:p>
          </table:table-cell>
          <table:table-cell table:style-name="ce5" office:value-type="float" office:value="14" calcext:value-type="float">
            <text:p>14</text:p>
          </table:table-cell>
          <table:table-cell table:style-name="ce6" office:value-type="float" office:value="146" calcext:value-type="float">
            <text:p>146</text:p>
          </table:table-cell>
          <table:table-cell table:formula="of:=SUM([.O17:.O37])" office:value-type="float" office:value="721" calcext:value-type="float">
            <text:p>721</text:p>
          </table:table-cell>
          <table:table-cell table:formula="of:=SUM([.$O$7:.O17])" office:value-type="float" office:value="721" calcext:value-type="float">
            <text:p>721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float" office:value="539.999999999654" calcext:value-type="float">
            <text:p>539.999999999654</text:p>
          </table:table-cell>
          <table:table-cell table:formula="of:=SUM([.S17:.S42])" office:value-type="float" office:value="6593.99999999539" calcext:value-type="float">
            <text:p>6593.99999999539</text:p>
          </table:table-cell>
          <table:table-cell table:formula="of:=SUM([.$S$8:.S17])" office:value-type="float" office:value="1721.99999999961" calcext:value-type="float">
            <text:p>1721.99999999961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float" office:value="1161.0000000019" calcext:value-type="float">
            <text:p>1161.0000000019</text:p>
          </table:table-cell>
          <table:table-cell table:formula="of:=SUM([.W17:.W47])" office:value-type="float" office:value="44982.000000007" calcext:value-type="float">
            <text:p>44982.000000007</text:p>
          </table:table-cell>
          <table:table-cell table:formula="of:=SUM([.$W$9:.W17])" office:value-type="float" office:value="2835.00000000147" calcext:value-type="float">
            <text:p>2835.00000000147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float" office:value="1666.99999999922" calcext:value-type="float">
            <text:p>1666.99999999922</text:p>
          </table:table-cell>
          <table:table-cell table:formula="of:=SUM([.AA17:.AA52])" office:value-type="float" office:value="278226.99999993" calcext:value-type="float">
            <text:p>278226.99999993</text:p>
          </table:table-cell>
          <table:table-cell table:formula="of:=SUM([.$AA$10:.AA17])" office:value-type="float" office:value="3375.99999999924" calcext:value-type="float">
            <text:p>3375.99999999924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float" office:value="1708.00000000531" calcext:value-type="float">
            <text:p>1708.00000000531</text:p>
          </table:table-cell>
          <table:table-cell table:formula="of:=SUM([.AE17:.AE57])" office:value-type="float" office:value="1678328.99999948" calcext:value-type="float">
            <text:p>1678328.99999948</text:p>
          </table:table-cell>
          <table:table-cell table:formula="of:=SUM([.$AE$11:.AE17])" office:value-type="float" office:value="2995.00000000442" calcext:value-type="float">
            <text:p>2995.00000000442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5" calcext:value-type="float">
            <text:p>15</text:p>
          </table:table-cell>
          <table:table-cell table:style-name="ce6" office:value-type="float" office:value="10" calcext:value-type="float">
            <text:p>10</text:p>
          </table:table-cell>
          <table:table-cell table:formula="of:=SUM([.K18:.K33])" office:value-type="float" office:value="20" calcext:value-type="float">
            <text:p>20</text:p>
          </table:table-cell>
          <table:table-cell table:formula="of:=SUM([.$K$6:.K18])" office:value-type="float" office:value="206" calcext:value-type="float">
            <text:p>206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140" calcext:value-type="float">
            <text:p>140</text:p>
          </table:table-cell>
          <table:table-cell table:formula="of:=SUM([.O18:.O38])" office:value-type="float" office:value="575.000000396916" calcext:value-type="float">
            <text:p>575.000000396916</text:p>
          </table:table-cell>
          <table:table-cell table:formula="of:=SUM([.$O$7:.O18])" office:value-type="float" office:value="861" calcext:value-type="float">
            <text:p>861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651.00000000024" calcext:value-type="float">
            <text:p>651.00000000024</text:p>
          </table:table-cell>
          <table:table-cell table:formula="of:=SUM([.S18:.S43])" office:value-type="float" office:value="6053.99999999574" calcext:value-type="float">
            <text:p>6053.99999999574</text:p>
          </table:table-cell>
          <table:table-cell table:formula="of:=SUM([.$S$8:.S18])" office:value-type="float" office:value="2372.99999999985" calcext:value-type="float">
            <text:p>2372.99999999985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1666.00000000143" calcext:value-type="float">
            <text:p>1666.00000000143</text:p>
          </table:table-cell>
          <table:table-cell table:formula="of:=SUM([.W18:.W48])" office:value-type="float" office:value="43821.0000000051" calcext:value-type="float">
            <text:p>43821.0000000051</text:p>
          </table:table-cell>
          <table:table-cell table:formula="of:=SUM([.$W$9:.W18])" office:value-type="float" office:value="4501.00000000291" calcext:value-type="float">
            <text:p>4501.00000000291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2806.99999998705" calcext:value-type="float">
            <text:p>2806.99999998705</text:p>
          </table:table-cell>
          <table:table-cell table:formula="of:=SUM([.AA18:.AA53])" office:value-type="float" office:value="276559.999999931" calcext:value-type="float">
            <text:p>276559.999999931</text:p>
          </table:table-cell>
          <table:table-cell table:formula="of:=SUM([.$AA$10:.AA18])" office:value-type="float" office:value="6182.99999998628" calcext:value-type="float">
            <text:p>6182.99999998628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float" office:value="3368.00000000512" calcext:value-type="float">
            <text:p>3368.00000000512</text:p>
          </table:table-cell>
          <table:table-cell table:formula="of:=SUM([.AE18:.AE58])" office:value-type="float" office:value="1676620.99999947" calcext:value-type="float">
            <text:p>1676620.99999947</text:p>
          </table:table-cell>
          <table:table-cell table:formula="of:=SUM([.$AE$11:.AE18])" office:value-type="float" office:value="6363.00000000954" calcext:value-type="float">
            <text:p>6363.00000000954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formula="of:=SUM([.K19:.K34])" office:value-type="float" office:value="10" calcext:value-type="float">
            <text:p>10</text:p>
          </table:table-cell>
          <table:table-cell table:formula="of:=SUM([.$K$6:.K19])" office:value-type="float" office:value="212" calcext:value-type="float">
            <text:p>21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float" office:value="125" calcext:value-type="float">
            <text:p>125</text:p>
          </table:table-cell>
          <table:table-cell table:formula="of:=SUM([.O19:.O39])" office:value-type="float" office:value="435.000006350658" calcext:value-type="float">
            <text:p>435.000006350658</text:p>
          </table:table-cell>
          <table:table-cell table:formula="of:=SUM([.$O$7:.O19])" office:value-type="float" office:value="986" calcext:value-type="float">
            <text:p>986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float" office:value="735.000000000221" calcext:value-type="float">
            <text:p>735.000000000221</text:p>
          </table:table-cell>
          <table:table-cell table:formula="of:=SUM([.S19:.S44])" office:value-type="float" office:value="5402.9999999955" calcext:value-type="float">
            <text:p>5402.9999999955</text:p>
          </table:table-cell>
          <table:table-cell table:formula="of:=SUM([.$S$8:.S19])" office:value-type="float" office:value="3108.00000000008" calcext:value-type="float">
            <text:p>3108.00000000008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float" office:value="2247.00000000221" calcext:value-type="float">
            <text:p>2247.00000000221</text:p>
          </table:table-cell>
          <table:table-cell table:formula="of:=SUM([.W19:.W49])" office:value-type="float" office:value="42155.0000000037" calcext:value-type="float">
            <text:p>42155.0000000037</text:p>
          </table:table-cell>
          <table:table-cell table:formula="of:=SUM([.$W$9:.W19])" office:value-type="float" office:value="6748.00000000512" calcext:value-type="float">
            <text:p>6748.00000000512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float" office:value="4416.99999998953" calcext:value-type="float">
            <text:p>4416.99999998953</text:p>
          </table:table-cell>
          <table:table-cell table:formula="of:=SUM([.AA19:.AA54])" office:value-type="float" office:value="273752.999999944" calcext:value-type="float">
            <text:p>273752.999999944</text:p>
          </table:table-cell>
          <table:table-cell table:formula="of:=SUM([.$AA$10:.AA19])" office:value-type="float" office:value="10599.9999999758" calcext:value-type="float">
            <text:p>10599.9999999758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float" office:value="6146.99999999456" calcext:value-type="float">
            <text:p>6146.99999999456</text:p>
          </table:table-cell>
          <table:table-cell table:formula="of:=SUM([.AE19:.AE59])" office:value-type="float" office:value="1673252.99999947" calcext:value-type="float">
            <text:p>1673252.99999947</text:p>
          </table:table-cell>
          <table:table-cell table:formula="of:=SUM([.$AE$11:.AE19])" office:value-type="float" office:value="12510.0000000041" calcext:value-type="float">
            <text:p>12510.0000000041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7" calcext:value-type="float">
            <text:p>17</text:p>
          </table:table-cell>
          <table:table-cell table:style-name="ce6" office:value-type="float" office:value="3" calcext:value-type="float">
            <text:p>3</text:p>
          </table:table-cell>
          <table:table-cell table:formula="of:=SUM([.K20:.K35])" office:value-type="float" office:value="4" calcext:value-type="float">
            <text:p>4</text:p>
          </table:table-cell>
          <table:table-cell table:formula="of:=SUM([.$K$6:.K20])" office:value-type="float" office:value="215" calcext:value-type="float">
            <text:p>215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float" office:value="104" calcext:value-type="float">
            <text:p>104</text:p>
          </table:table-cell>
          <table:table-cell table:formula="of:=SUM([.O20:.O40])" office:value-type="float" office:value="310.000048026851" calcext:value-type="float">
            <text:p>310.000048026851</text:p>
          </table:table-cell>
          <table:table-cell table:formula="of:=SUM([.$O$7:.O20])" office:value-type="float" office:value="1090" calcext:value-type="float">
            <text:p>1090</text:p>
          </table:table-cell>
          <table:table-cell table:style-name="ce5" office:value-type="float" office:value="17" calcext:value-type="float">
            <text:p>17</text:p>
          </table:table-cell>
          <table:table-cell table:style-name="ce6" office:value-type="float" office:value="779.9999999976" calcext:value-type="float">
            <text:p>779.9999999976</text:p>
          </table:table-cell>
          <table:table-cell table:formula="of:=SUM([.S20:.S45])" office:value-type="float" office:value="4667.99999999527" calcext:value-type="float">
            <text:p>4667.99999999527</text:p>
          </table:table-cell>
          <table:table-cell table:formula="of:=SUM([.$S$8:.S20])" office:value-type="float" office:value="3887.99999999767" calcext:value-type="float">
            <text:p>3887.99999999767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float" office:value="2855.99999999779" calcext:value-type="float">
            <text:p>2855.99999999779</text:p>
          </table:table-cell>
          <table:table-cell table:formula="of:=SUM([.W20:.W50])" office:value-type="float" office:value="39908.0000000015" calcext:value-type="float">
            <text:p>39908.0000000015</text:p>
          </table:table-cell>
          <table:table-cell table:formula="of:=SUM([.$W$9:.W20])" office:value-type="float" office:value="9604.00000000291" calcext:value-type="float">
            <text:p>9604.00000000291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float" office:value="6538.00000001276" calcext:value-type="float">
            <text:p>6538.00000001276</text:p>
          </table:table-cell>
          <table:table-cell table:formula="of:=SUM([.AA20:.AA55])" office:value-type="float" office:value="269335.999999955" calcext:value-type="float">
            <text:p>269335.999999955</text:p>
          </table:table-cell>
          <table:table-cell table:formula="of:=SUM([.$AA$10:.AA20])" office:value-type="float" office:value="17137.9999999886" calcext:value-type="float">
            <text:p>17137.9999999886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float" office:value="10480.0000000025" calcext:value-type="float">
            <text:p>10480.0000000025</text:p>
          </table:table-cell>
          <table:table-cell table:formula="of:=SUM([.AE20:.AE60])" office:value-type="float" office:value="1667105.99999947" calcext:value-type="float">
            <text:p>1667105.99999947</text:p>
          </table:table-cell>
          <table:table-cell table:formula="of:=SUM([.$AE$11:.AE20])" office:value-type="float" office:value="22990.0000000066" calcext:value-type="float">
            <text:p>22990.0000000066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8" calcext:value-type="float">
            <text:p>18</text:p>
          </table:table-cell>
          <table:table-cell table:style-name="ce6" office:value-type="float" office:value="1" calcext:value-type="float">
            <text:p>1</text:p>
          </table:table-cell>
          <table:table-cell table:formula="of:=SUM([.K21:.K36])" office:value-type="float" office:value="1" calcext:value-type="float">
            <text:p>1</text:p>
          </table:table-cell>
          <table:table-cell table:formula="of:=SUM([.$K$6:.K21])" office:value-type="float" office:value="216" calcext:value-type="float">
            <text:p>216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float" office:value="80" calcext:value-type="float">
            <text:p>80</text:p>
          </table:table-cell>
          <table:table-cell table:formula="of:=SUM([.O21:.O41])" office:value-type="float" office:value="206.00024251575" calcext:value-type="float">
            <text:p>206.00024251575</text:p>
          </table:table-cell>
          <table:table-cell table:formula="of:=SUM([.$O$7:.O21])" office:value-type="float" office:value="1170" calcext:value-type="float">
            <text:p>1170</text:p>
          </table:table-cell>
          <table:table-cell table:style-name="ce5" office:value-type="float" office:value="18" calcext:value-type="float">
            <text:p>18</text:p>
          </table:table-cell>
          <table:table-cell table:style-name="ce6" office:value-type="float" office:value="779.9999999976" calcext:value-type="float">
            <text:p>779.9999999976</text:p>
          </table:table-cell>
          <table:table-cell table:formula="of:=SUM([.S21:.S46])" office:value-type="float" office:value="3887.99999999767" calcext:value-type="float">
            <text:p>3887.99999999767</text:p>
          </table:table-cell>
          <table:table-cell table:formula="of:=SUM([.$S$8:.S21])" office:value-type="float" office:value="4667.99999999528" calcext:value-type="float">
            <text:p>4667.99999999528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float" office:value="3431.00000000068" calcext:value-type="float">
            <text:p>3431.00000000068</text:p>
          </table:table-cell>
          <table:table-cell table:formula="of:=SUM([.W21:.W51])" office:value-type="float" office:value="37052.0000000037" calcext:value-type="float">
            <text:p>37052.0000000037</text:p>
          </table:table-cell>
          <table:table-cell table:formula="of:=SUM([.$W$9:.W21])" office:value-type="float" office:value="13035.0000000036" calcext:value-type="float">
            <text:p>13035.0000000036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float" office:value="9141.99999999195" calcext:value-type="float">
            <text:p>9141.99999999195</text:p>
          </table:table-cell>
          <table:table-cell table:formula="of:=SUM([.AA21:.AA56])" office:value-type="float" office:value="262797.999999942" calcext:value-type="float">
            <text:p>262797.999999942</text:p>
          </table:table-cell>
          <table:table-cell table:formula="of:=SUM([.$AA$10:.AA21])" office:value-type="float" office:value="26279.9999999805" calcext:value-type="float">
            <text:p>26279.9999999805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float" office:value="16807.9999999996" calcext:value-type="float">
            <text:p>16807.9999999996</text:p>
          </table:table-cell>
          <table:table-cell table:formula="of:=SUM([.AE21:.AE61])" office:value-type="float" office:value="1656625.99999947" calcext:value-type="float">
            <text:p>1656625.99999947</text:p>
          </table:table-cell>
          <table:table-cell table:formula="of:=SUM([.$AE$11:.AE21])" office:value-type="float" office:value="39798.0000000061" calcext:value-type="float">
            <text:p>39798.0000000061</text:p>
          </table:table-cell>
          <table:table-cell table:number-columns-repeated="991"/>
        </table:table-row>
        <table:table-row table:style-name="ro2">
          <table:table-cell/>
          <table:table-cell office:value-type="string" calcext:value-type="string">
            <text:p>1d6</text:p>
          </table:table-cell>
          <table:table-cell office:value-type="string" calcext:value-type="string">
            <text:p>Gagne</text:p>
          </table:table-cell>
          <table:table-cell office:value-type="string" calcext:value-type="string">
            <text:p>Perd</text:p>
          </table:table-cell>
          <table:table-cell office:value-type="string" calcext:value-type="string">
            <text:p>2d6</text:p>
          </table:table-cell>
          <table:table-cell table:style-name="Default"/>
          <table:table-cell table:number-columns-repeated="7"/>
          <table:table-cell table:style-name="ce4" office:value-type="float" office:value="19" calcext:value-type="float">
            <text:p>19</text:p>
          </table:table-cell>
          <table:table-cell table:style-name="ce6" office:value-type="float" office:value="56" calcext:value-type="float">
            <text:p>56</text:p>
          </table:table-cell>
          <table:table-cell table:formula="of:=SUM([.O22:.O42])" office:value-type="float" office:value="126.000942675786" calcext:value-type="float">
            <text:p>126.000942675786</text:p>
          </table:table-cell>
          <table:table-cell table:formula="of:=SUM([.$O$7:.O22])" office:value-type="float" office:value="1226" calcext:value-type="float">
            <text:p>1226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float" office:value="735.000000000221" calcext:value-type="float">
            <text:p>735.000000000221</text:p>
          </table:table-cell>
          <table:table-cell table:formula="of:=SUM([.S22:.S47])" office:value-type="float" office:value="3108.00000000007" calcext:value-type="float">
            <text:p>3108.00000000007</text:p>
          </table:table-cell>
          <table:table-cell table:formula="of:=SUM([.$S$8:.S22])" office:value-type="float" office:value="5402.9999999955" calcext:value-type="float">
            <text:p>5402.9999999955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float" office:value="3906.00000000144" calcext:value-type="float">
            <text:p>3906.00000000144</text:p>
          </table:table-cell>
          <table:table-cell table:formula="of:=SUM([.W22:.W52])" office:value-type="float" office:value="33621.000000003" calcext:value-type="float">
            <text:p>33621.000000003</text:p>
          </table:table-cell>
          <table:table-cell table:formula="of:=SUM([.$W$9:.W22])" office:value-type="float" office:value="16941.000000005" calcext:value-type="float">
            <text:p>16941.000000005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float" office:value="12117.0000000038" calcext:value-type="float">
            <text:p>12117.0000000038</text:p>
          </table:table-cell>
          <table:table-cell table:formula="of:=SUM([.AA22:.AA57])" office:value-type="float" office:value="253655.99999995" calcext:value-type="float">
            <text:p>253655.99999995</text:p>
          </table:table-cell>
          <table:table-cell table:formula="of:=SUM([.$AA$10:.AA22])" office:value-type="float" office:value="38396.9999999844" calcext:value-type="float">
            <text:p>38396.9999999844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float" office:value="25487.9999999302" calcext:value-type="float">
            <text:p>25487.9999999302</text:p>
          </table:table-cell>
          <table:table-cell table:formula="of:=SUM([.AE22:.AE62])" office:value-type="float" office:value="1639817.99999947" calcext:value-type="float">
            <text:p>1639817.99999947</text:p>
          </table:table-cell>
          <table:table-cell table:formula="of:=SUM([.$AE$11:.AE22])" office:value-type="float" office:value="65285.9999999363" calcext:value-type="float">
            <text:p>65285.9999999363</text:p>
          </table:table-cell>
          <table:table-cell table:number-columns-repeated="991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/>
          <table:table-cell table:style-name="ce8" table:formula="of:=[.C4]/[.C2]" office:value-type="percentage" office:value="0.166666666666667" calcext:value-type="percentage">
            <text:p>16.7%</text:p>
          </table:table-cell>
          <table:table-cell table:style-name="Default" table:number-columns-repeated="2"/>
          <table:table-cell table:number-columns-repeated="7"/>
          <table:table-cell table:style-name="ce4" office:value-type="float" office:value="20" calcext:value-type="float">
            <text:p>20</text:p>
          </table:table-cell>
          <table:table-cell table:style-name="ce6" office:value-type="float" office:value="35" calcext:value-type="float">
            <text:p>35</text:p>
          </table:table-cell>
          <table:table-cell table:formula="of:=SUM([.O23:.O43])" office:value-type="float" office:value="70.0029431330336" calcext:value-type="float">
            <text:p>70.0029431330336</text:p>
          </table:table-cell>
          <table:table-cell table:formula="of:=SUM([.$O$7:.O23])" office:value-type="float" office:value="1261" calcext:value-type="float">
            <text:p>1261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float" office:value="651.00000000024" calcext:value-type="float">
            <text:p>651.00000000024</text:p>
          </table:table-cell>
          <table:table-cell table:formula="of:=SUM([.S23:.S48])" office:value-type="float" office:value="2372.99999999985" calcext:value-type="float">
            <text:p>2372.99999999985</text:p>
          </table:table-cell>
          <table:table-cell table:formula="of:=SUM([.$S$8:.S23])" office:value-type="float" office:value="6053.99999999574" calcext:value-type="float">
            <text:p>6053.99999999574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float" office:value="4220.99999999787" calcext:value-type="float">
            <text:p>4220.99999999787</text:p>
          </table:table-cell>
          <table:table-cell table:formula="of:=SUM([.W23:.W53])" office:value-type="float" office:value="29715.0000000015" calcext:value-type="float">
            <text:p>29715.0000000015</text:p>
          </table:table-cell>
          <table:table-cell table:formula="of:=SUM([.$W$9:.W23])" office:value-type="float" office:value="21162.0000000029" calcext:value-type="float">
            <text:p>21162.0000000029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float" office:value="15266.9999999868" calcext:value-type="float">
            <text:p>15266.9999999868</text:p>
          </table:table-cell>
          <table:table-cell table:formula="of:=SUM([.AA23:.AA58])" office:value-type="float" office:value="241538.999999946" calcext:value-type="float">
            <text:p>241538.999999946</text:p>
          </table:table-cell>
          <table:table-cell table:formula="of:=SUM([.$AA$10:.AA23])" office:value-type="float" office:value="53663.9999999712" calcext:value-type="float">
            <text:p>53663.9999999712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float" office:value="36687.9999999815" calcext:value-type="float">
            <text:p>36687.9999999815</text:p>
          </table:table-cell>
          <table:table-cell table:formula="of:=SUM([.AE23:.AE63])" office:value-type="float" office:value="1614329.99999954" calcext:value-type="float">
            <text:p>1614329.99999954</text:p>
          </table:table-cell>
          <table:table-cell table:formula="of:=SUM([.$AE$11:.AE23])" office:value-type="float" office:value="101973.999999918" calcext:value-type="float">
            <text:p>101973.999999918</text:p>
          </table:table-cell>
          <table:table-cell table:number-columns-repeated="991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8" table:formula="of:=[.C5]/[.$C$2]*[.I5]/[.$G$2]" office:value-type="percentage" office:value="0.00462962962962963" calcext:value-type="percentage">
            <text:p>0.5%</text:p>
          </table:table-cell>
          <table:table-cell table:style-name="ce8" table:formula="of:=[.C5]/[.$C$2]*[.H6]/[.$G$2]" office:value-type="percentage" office:value="0.162037037037037" calcext:value-type="percentage">
            <text:p>16.2%</text:p>
          </table:table-cell>
          <table:table-cell/>
          <table:table-cell table:style-name="Default"/>
          <table:table-cell table:number-columns-repeated="7"/>
          <table:table-cell table:style-name="ce4" office:value-type="float" office:value="21" calcext:value-type="float">
            <text:p>21</text:p>
          </table:table-cell>
          <table:table-cell table:style-name="ce6" office:value-type="float" office:value="20" calcext:value-type="float">
            <text:p>20</text:p>
          </table:table-cell>
          <table:table-cell table:formula="of:=SUM([.O24:.O44])" office:value-type="float" office:value="35.0076592903775" calcext:value-type="float">
            <text:p>35.0076592903775</text:p>
          </table:table-cell>
          <table:table-cell table:formula="of:=SUM([.$O$7:.O24])" office:value-type="float" office:value="1281" calcext:value-type="float">
            <text:p>1281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float" office:value="539.999999999654" calcext:value-type="float">
            <text:p>539.999999999654</text:p>
          </table:table-cell>
          <table:table-cell table:formula="of:=SUM([.S24:.S49])" office:value-type="float" office:value="1721.99999999961" calcext:value-type="float">
            <text:p>1721.99999999961</text:p>
          </table:table-cell>
          <table:table-cell table:formula="of:=SUM([.$S$8:.S24])" office:value-type="float" office:value="6593.99999999539" calcext:value-type="float">
            <text:p>6593.99999999539</text:p>
          </table:table-cell>
          <table:table-cell table:style-name="ce5" office:value-type="float" office:value="21" calcext:value-type="float">
            <text:p>21</text:p>
          </table:table-cell>
          <table:table-cell table:style-name="ce6" office:value-type="float" office:value="4332.00000000079" calcext:value-type="float">
            <text:p>4332.00000000079</text:p>
          </table:table-cell>
          <table:table-cell table:formula="of:=SUM([.W24:.W54])" office:value-type="float" office:value="25494.0000000037" calcext:value-type="float">
            <text:p>25494.0000000037</text:p>
          </table:table-cell>
          <table:table-cell table:formula="of:=SUM([.$W$9:.W24])" office:value-type="float" office:value="25494.0000000037" calcext:value-type="float">
            <text:p>25494.0000000037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float" office:value="18327.0000000014" calcext:value-type="float">
            <text:p>18327.0000000014</text:p>
          </table:table-cell>
          <table:table-cell table:formula="of:=SUM([.AA24:.AA59])" office:value-type="float" office:value="226271.999999959" calcext:value-type="float">
            <text:p>226271.999999959</text:p>
          </table:table-cell>
          <table:table-cell table:formula="of:=SUM([.$AA$10:.AA24])" office:value-type="float" office:value="71990.9999999726" calcext:value-type="float">
            <text:p>71990.9999999726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float" office:value="50287.9999999719" calcext:value-type="float">
            <text:p>50287.9999999719</text:p>
          </table:table-cell>
          <table:table-cell table:formula="of:=SUM([.AE24:.AE64])" office:value-type="float" office:value="1577641.99999956" calcext:value-type="float">
            <text:p>1577641.99999956</text:p>
          </table:table-cell>
          <table:table-cell table:formula="of:=SUM([.$AE$11:.AE24])" office:value-type="float" office:value="152261.99999989" calcext:value-type="float">
            <text:p>152261.99999989</text:p>
          </table:table-cell>
          <table:table-cell table:number-columns-repeated="991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8" table:formula="of:=[.C6]/[.$C$2]*[.I6]/[.$G$2]" office:value-type="percentage" office:value="0.0138888888888889" calcext:value-type="percentage">
            <text:p>1.4%</text:p>
          </table:table-cell>
          <table:table-cell table:style-name="ce8" table:formula="of:=[.C6]/[.$C$2]*[.H7]/[.$G$2]" office:value-type="percentage" office:value="0.152777777777778" calcext:value-type="percentage">
            <text:p>15.3%</text:p>
          </table:table-cell>
          <table:table-cell/>
          <table:table-cell table:style-name="Default"/>
          <table:table-cell table:number-columns-repeated="7"/>
          <table:table-cell table:style-name="ce4" office:value-type="float" office:value="22" calcext:value-type="float">
            <text:p>22</text:p>
          </table:table-cell>
          <table:table-cell table:style-name="ce6" office:value-type="float" office:value="10" calcext:value-type="float">
            <text:p>10</text:p>
          </table:table-cell>
          <table:table-cell table:formula="of:=SUM([.O25:.O45])" office:value-type="float" office:value="15.0171108554971" calcext:value-type="float">
            <text:p>15.0171108554971</text:p>
          </table:table-cell>
          <table:table-cell table:formula="of:=SUM([.$O$7:.O25])" office:value-type="float" office:value="1291" calcext:value-type="float">
            <text:p>1291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float" office:value="419.999999999904" calcext:value-type="float">
            <text:p>419.999999999904</text:p>
          </table:table-cell>
          <table:table-cell table:formula="of:=SUM([.S25:.S50])" office:value-type="float" office:value="1181.99999999996" calcext:value-type="float">
            <text:p>1181.99999999996</text:p>
          </table:table-cell>
          <table:table-cell table:formula="of:=SUM([.$S$8:.S25])" office:value-type="float" office:value="7013.99999999529" calcext:value-type="float">
            <text:p>7013.99999999529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float" office:value="4220.99999999787" calcext:value-type="float">
            <text:p>4220.99999999787</text:p>
          </table:table-cell>
          <table:table-cell table:formula="of:=SUM([.W25:.W55])" office:value-type="float" office:value="21162.0000000029" calcext:value-type="float">
            <text:p>21162.0000000029</text:p>
          </table:table-cell>
          <table:table-cell table:formula="of:=SUM([.$W$9:.W25])" office:value-type="float" office:value="29715.0000000015" calcext:value-type="float">
            <text:p>29715.0000000015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float" office:value="20992.9999999961" calcext:value-type="float">
            <text:p>20992.9999999961</text:p>
          </table:table-cell>
          <table:table-cell table:formula="of:=SUM([.AA25:.AA60])" office:value-type="float" office:value="207944.999999958" calcext:value-type="float">
            <text:p>207944.999999958</text:p>
          </table:table-cell>
          <table:table-cell table:formula="of:=SUM([.$AA$10:.AA25])" office:value-type="float" office:value="92983.9999999687" calcext:value-type="float">
            <text:p>92983.9999999687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float" office:value="65808.0000000143" calcext:value-type="float">
            <text:p>65808.0000000143</text:p>
          </table:table-cell>
          <table:table-cell table:formula="of:=SUM([.AE25:.AE65])" office:value-type="float" office:value="1527353.99999959" calcext:value-type="float">
            <text:p>1527353.99999959</text:p>
          </table:table-cell>
          <table:table-cell table:formula="of:=SUM([.$AE$11:.AE25])" office:value-type="float" office:value="218069.999999904" calcext:value-type="float">
            <text:p>218069.999999904</text:p>
          </table:table-cell>
          <table:table-cell table:number-columns-repeated="991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8" table:formula="of:=[.C7]/[.$C$2]*[.I7]/[.$G$2]" office:value-type="percentage" office:value="0.0277777777777778" calcext:value-type="percentage">
            <text:p>2.8%</text:p>
          </table:table-cell>
          <table:table-cell table:style-name="ce8" table:formula="of:=[.C7]/[.$C$2]*[.H8]/[.$G$2]" office:value-type="percentage" office:value="0.138888888888889" calcext:value-type="percentage">
            <text:p>13.9%</text:p>
          </table:table-cell>
          <table:table-cell/>
          <table:table-cell table:style-name="Default"/>
          <table:table-cell table:number-columns-repeated="7"/>
          <table:table-cell table:style-name="ce4" office:value-type="float" office:value="23" calcext:value-type="float">
            <text:p>23</text:p>
          </table:table-cell>
          <table:table-cell table:style-name="ce6" office:value-type="float" office:value="4" calcext:value-type="float">
            <text:p>4</text:p>
          </table:table-cell>
          <table:table-cell table:formula="of:=SUM([.O26:.O46])" office:value-type="float" office:value="5.03353127540265" calcext:value-type="float">
            <text:p>5.03353127540265</text:p>
          </table:table-cell>
          <table:table-cell table:formula="of:=SUM([.$O$7:.O26])" office:value-type="float" office:value="1295" calcext:value-type="float">
            <text:p>1295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float" office:value="304.999999999949" calcext:value-type="float">
            <text:p>304.999999999949</text:p>
          </table:table-cell>
          <table:table-cell table:formula="of:=SUM([.S26:.S51])" office:value-type="float" office:value="762.000000000056" calcext:value-type="float">
            <text:p>762.000000000056</text:p>
          </table:table-cell>
          <table:table-cell table:formula="of:=SUM([.$S$8:.S26])" office:value-type="float" office:value="7318.99999999524" calcext:value-type="float">
            <text:p>7318.99999999524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float" office:value="3906.00000000144" calcext:value-type="float">
            <text:p>3906.00000000144</text:p>
          </table:table-cell>
          <table:table-cell table:formula="of:=SUM([.W26:.W56])" office:value-type="float" office:value="16941.000000005" calcext:value-type="float">
            <text:p>16941.000000005</text:p>
          </table:table-cell>
          <table:table-cell table:formula="of:=SUM([.$W$9:.W26])" office:value-type="float" office:value="33621.000000003" calcext:value-type="float">
            <text:p>33621.000000003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float" office:value="22967.0000000011" calcext:value-type="float">
            <text:p>22967.0000000011</text:p>
          </table:table-cell>
          <table:table-cell table:formula="of:=SUM([.AA26:.AA61])" office:value-type="float" office:value="186951.999999962" calcext:value-type="float">
            <text:p>186951.999999962</text:p>
          </table:table-cell>
          <table:table-cell table:formula="of:=SUM([.$AA$10:.AA26])" office:value-type="float" office:value="115950.99999997" calcext:value-type="float">
            <text:p>115950.99999997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float" office:value="82384.0000000769" calcext:value-type="float">
            <text:p>82384.0000000769</text:p>
          </table:table-cell>
          <table:table-cell table:formula="of:=SUM([.AE26:.AE66])" office:value-type="float" office:value="1461545.99999957" calcext:value-type="float">
            <text:p>1461545.99999957</text:p>
          </table:table-cell>
          <table:table-cell table:formula="of:=SUM([.$AE$11:.AE26])" office:value-type="float" office:value="300453.999999981" calcext:value-type="float">
            <text:p>300453.999999981</text:p>
          </table:table-cell>
          <table:table-cell table:number-columns-repeated="991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8" table:formula="of:=[.C8]/[.$C$2]*[.I8]/[.$G$2]" office:value-type="percentage" office:value="0.0462962962962963" calcext:value-type="percentage">
            <text:p>4.6%</text:p>
          </table:table-cell>
          <table:table-cell table:style-name="ce8" table:formula="of:=[.C8]/[.$C$2]*[.H9]/[.$G$2]" office:value-type="percentage" office:value="0.12037037037037" calcext:value-type="percentage">
            <text:p>12.0%</text:p>
          </table:table-cell>
          <table:table-cell/>
          <table:table-cell office:value-type="string" calcext:value-type="string">
            <text:p>2d6</text:p>
          </table:table-cell>
          <table:table-cell office:value-type="string" calcext:value-type="string">
            <text:p>Gagne</text:p>
          </table:table-cell>
          <table:table-cell office:value-type="string" calcext:value-type="string">
            <text:p>Perd</text:p>
          </table:table-cell>
          <table:table-cell office:value-type="string" calcext:value-type="string">
            <text:p>3d6</text:p>
          </table:table-cell>
          <table:table-cell table:number-columns-repeated="4"/>
          <table:table-cell table:style-name="ce4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formula="of:=SUM([.O27:.O47])" office:value-type="float" office:value="1.05847864432508" calcext:value-type="float">
            <text:p>1.05847864432508</text:p>
          </table:table-cell>
          <table:table-cell table:formula="of:=SUM([.$O$7:.O27])" office:value-type="float" office:value="1296" calcext:value-type="float">
            <text:p>1296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float" office:value="205.000000000157" calcext:value-type="float">
            <text:p>205.000000000157</text:p>
          </table:table-cell>
          <table:table-cell table:formula="of:=SUM([.S27:.S52])" office:value-type="float" office:value="457.000000000107" calcext:value-type="float">
            <text:p>457.000000000107</text:p>
          </table:table-cell>
          <table:table-cell table:formula="of:=SUM([.$S$8:.S27])" office:value-type="float" office:value="7523.9999999954" calcext:value-type="float">
            <text:p>7523.9999999954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float" office:value="3431.00000000068" calcext:value-type="float">
            <text:p>3431.00000000068</text:p>
          </table:table-cell>
          <table:table-cell table:formula="of:=SUM([.W27:.W57])" office:value-type="float" office:value="13035.0000000036" calcext:value-type="float">
            <text:p>13035.0000000036</text:p>
          </table:table-cell>
          <table:table-cell table:formula="of:=SUM([.$W$9:.W27])" office:value-type="float" office:value="37052.0000000037" calcext:value-type="float">
            <text:p>37052.0000000037</text:p>
          </table:table-cell>
          <table:table-cell table:style-name="ce5" office:value-type="float" office:value="24" calcext:value-type="float">
            <text:p>24</text:p>
          </table:table-cell>
          <table:table-cell table:style-name="ce6" office:value-type="float" office:value="24016.9999999954" calcext:value-type="float">
            <text:p>24016.9999999954</text:p>
          </table:table-cell>
          <table:table-cell table:formula="of:=SUM([.AA27:.AA62])" office:value-type="float" office:value="163984.999999961" calcext:value-type="float">
            <text:p>163984.999999961</text:p>
          </table:table-cell>
          <table:table-cell table:formula="of:=SUM([.$AA$10:.AA27])" office:value-type="float" office:value="139967.999999965" calcext:value-type="float">
            <text:p>139967.999999965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float" office:value="98812.9999999252" calcext:value-type="float">
            <text:p>98812.9999999252</text:p>
          </table:table-cell>
          <table:table-cell table:formula="of:=SUM([.AE27:.AE67])" office:value-type="float" office:value="1379161.9999995" calcext:value-type="float">
            <text:p>1379161.9999995</text:p>
          </table:table-cell>
          <table:table-cell table:formula="of:=SUM([.$AE$11:.AE27])" office:value-type="float" office:value="399266.999999906" calcext:value-type="float">
            <text:p>399266.999999906</text:p>
          </table:table-cell>
          <table:table-cell table:number-columns-repeated="991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8" table:formula="of:=[.C9]/[.$C$2]*[.I9]/[.$G$2]" office:value-type="percentage" office:value="0.0694444444444444" calcext:value-type="percentage">
            <text:p>6.9%</text:p>
          </table:table-cell>
          <table:table-cell table:style-name="ce8" table:formula="of:=[.C9]/[.$C$2]*[.H10]/[.$G$2]" office:value-type="percentage" office:value="0.0972222222222222" calcext:value-type="percentage">
            <text:p>9.7%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8" table:formula="of:=[.G5]/[.G2]" office:value-type="percentage" office:value="0.0277777777777778" calcext:value-type="percentage">
            <text:p>2.8%</text:p>
          </table:table-cell>
          <table:table-cell table:number-columns-repeated="9"/>
          <table:table-cell table:style-name="ce4" office:value-type="float" office:value="25" calcext:value-type="float">
            <text:p>25</text:p>
          </table:table-cell>
          <table:table-cell table:style-name="ce6" office:value-type="float" office:value="125.999999999971" calcext:value-type="float">
            <text:p>125.999999999971</text:p>
          </table:table-cell>
          <table:table-cell table:formula="of:=SUM([.S28:.S53])" office:value-type="float" office:value="251.99999999995" calcext:value-type="float">
            <text:p>251.99999999995</text:p>
          </table:table-cell>
          <table:table-cell table:formula="of:=SUM([.$S$8:.S28])" office:value-type="float" office:value="7649.99999999537" calcext:value-type="float">
            <text:p>7649.99999999537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float" office:value="2855.99999999779" calcext:value-type="float">
            <text:p>2855.99999999779</text:p>
          </table:table-cell>
          <table:table-cell table:formula="of:=SUM([.W28:.W58])" office:value-type="float" office:value="9604.00000000291" calcext:value-type="float">
            <text:p>9604.00000000291</text:p>
          </table:table-cell>
          <table:table-cell table:formula="of:=SUM([.$W$9:.W28])" office:value-type="float" office:value="39908.0000000015" calcext:value-type="float">
            <text:p>39908.0000000015</text:p>
          </table:table-cell>
          <table:table-cell table:style-name="ce5" office:value-type="float" office:value="25" calcext:value-type="float">
            <text:p>25</text:p>
          </table:table-cell>
          <table:table-cell table:style-name="ce6" office:value-type="float" office:value="24016.9999999954" calcext:value-type="float">
            <text:p>24016.9999999954</text:p>
          </table:table-cell>
          <table:table-cell table:formula="of:=SUM([.AA28:.AA63])" office:value-type="float" office:value="139967.999999965" calcext:value-type="float">
            <text:p>139967.999999965</text:p>
          </table:table-cell>
          <table:table-cell table:formula="of:=SUM([.$AA$10:.AA28])" office:value-type="float" office:value="163984.999999961" calcext:value-type="float">
            <text:p>163984.999999961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float" office:value="113687.999999957" calcext:value-type="float">
            <text:p>113687.999999957</text:p>
          </table:table-cell>
          <table:table-cell table:formula="of:=SUM([.AE28:.AE68])" office:value-type="float" office:value="1280348.99999957" calcext:value-type="float">
            <text:p>1280348.99999957</text:p>
          </table:table-cell>
          <table:table-cell table:formula="of:=SUM([.$AE$11:.AE28])" office:value-type="float" office:value="512954.999999863" calcext:value-type="float">
            <text:p>512954.999999863</text:p>
          </table:table-cell>
          <table:table-cell table:number-columns-repeated="991"/>
        </table:table-row>
        <table:table-row table:style-name="ro2">
          <table:table-cell table:number-columns-repeated="2"/>
          <table:table-cell table:style-name="ce9" table:formula="of:=SUM([.C23:.C28])" office:value-type="percentage" office:value="0.162037037037037" calcext:value-type="percentage">
            <text:p>16.2%</text:p>
          </table:table-cell>
          <table:table-cell table:style-name="ce9" table:formula="of:=SUM([.D23:.D28])" office:value-type="percentage" office:value="0.837962962962963" calcext:value-type="percentage">
            <text:p>83.8%</text:p>
          </table:table-cell>
          <table:table-cell table:style-name="ce10" table:formula="of:=[.C29]+[.D29]" office:value-type="percentage" office:value="1" calcext:value-type="percentage">
            <text:p>100%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[.G6]/[.$G$2]*[.M6]/[.$K$2]" office:value-type="percentage" office:value="0.000257201646090535" calcext:value-type="percentage">
            <text:p>0.0%</text:p>
          </table:table-cell>
          <table:table-cell table:style-name="ce8" table:formula="of:=[.G6]/[.$G$2]*[.L7]/[.$K$2]" office:value-type="percentage" office:value="0.055298353909465" calcext:value-type="percentage">
            <text:p>5.5%</text:p>
          </table:table-cell>
          <table:table-cell table:number-columns-repeated="9"/>
          <table:table-cell table:style-name="ce4" office:value-type="float" office:value="26" calcext:value-type="float">
            <text:p>26</text:p>
          </table:table-cell>
          <table:table-cell table:style-name="ce6" office:value-type="float" office:value="70.0000000000099" calcext:value-type="float">
            <text:p>70.0000000000099</text:p>
          </table:table-cell>
          <table:table-cell table:formula="of:=SUM([.S29:.S54])" office:value-type="float" office:value="125.999999999979" calcext:value-type="float">
            <text:p>125.999999999979</text:p>
          </table:table-cell>
          <table:table-cell table:formula="of:=SUM([.$S$8:.S29])" office:value-type="float" office:value="7719.99999999538" calcext:value-type="float">
            <text:p>7719.99999999538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float" office:value="2247.00000000221" calcext:value-type="float">
            <text:p>2247.00000000221</text:p>
          </table:table-cell>
          <table:table-cell table:formula="of:=SUM([.W29:.W59])" office:value-type="float" office:value="6748.00000000512" calcext:value-type="float">
            <text:p>6748.00000000512</text:p>
          </table:table-cell>
          <table:table-cell table:formula="of:=SUM([.$W$9:.W29])" office:value-type="float" office:value="42155.0000000037" calcext:value-type="float">
            <text:p>42155.0000000037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float" office:value="22967.0000000011" calcext:value-type="float">
            <text:p>22967.0000000011</text:p>
          </table:table-cell>
          <table:table-cell table:formula="of:=SUM([.AA29:.AA64])" office:value-type="float" office:value="115950.99999997" calcext:value-type="float">
            <text:p>115950.99999997</text:p>
          </table:table-cell>
          <table:table-cell table:formula="of:=SUM([.$AA$10:.AA29])" office:value-type="float" office:value="186951.999999962" calcext:value-type="float">
            <text:p>186951.999999962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float" office:value="125587.999999948" calcext:value-type="float">
            <text:p>125587.999999948</text:p>
          </table:table-cell>
          <table:table-cell table:formula="of:=SUM([.AE29:.AE69])" office:value-type="float" office:value="1166660.99999961" calcext:value-type="float">
            <text:p>1166660.99999961</text:p>
          </table:table-cell>
          <table:table-cell table:formula="of:=SUM([.$AE$11:.AE29])" office:value-type="float" office:value="638542.999999811" calcext:value-type="float">
            <text:p>638542.999999811</text:p>
          </table:table-cell>
          <table:table-cell table:number-columns-repeated="991"/>
        </table:table-row>
        <table:table-row table:style-name="ro2">
          <table:table-cell table:number-columns-repeated="2"/>
          <table:table-cell office:value-type="string" calcext:value-type="string">
            <text:p>ou ex-aequo</text:p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8" table:formula="of:=[.G7]/[.$G$2]*[.M7]/[.$K$2]" office:value-type="percentage" office:value="0.00154320987654321" calcext:value-type="percentage">
            <text:p>0.2%</text:p>
          </table:table-cell>
          <table:table-cell table:style-name="ce8" table:formula="of:=[.G7]/[.$G$2]*[.L8]/[.$K$2]" office:value-type="percentage" office:value="0.0817901234567901" calcext:value-type="percentage">
            <text:p>8.2%</text:p>
          </table:table-cell>
          <table:table-cell/>
          <table:table-cell office:value-type="string" calcext:value-type="string">
            <text:p>3d6</text:p>
          </table:table-cell>
          <table:table-cell office:value-type="string" calcext:value-type="string">
            <text:p>Gagne</text:p>
          </table:table-cell>
          <table:table-cell office:value-type="string" calcext:value-type="string">
            <text:p>Perd</text:p>
          </table:table-cell>
          <table:table-cell office:value-type="string" calcext:value-type="string">
            <text:p>4d6</text:p>
          </table:table-cell>
          <table:table-cell table:number-columns-repeated="4"/>
          <table:table-cell table:style-name="ce4" office:value-type="float" office:value="27" calcext:value-type="float">
            <text:p>27</text:p>
          </table:table-cell>
          <table:table-cell table:style-name="ce6" office:value-type="float" office:value="34.9999999999661" calcext:value-type="float">
            <text:p>34.9999999999661</text:p>
          </table:table-cell>
          <table:table-cell table:formula="of:=SUM([.S30:.S55])" office:value-type="float" office:value="55.9999999999691" calcext:value-type="float">
            <text:p>55.9999999999691</text:p>
          </table:table-cell>
          <table:table-cell table:formula="of:=SUM([.$S$8:.S30])" office:value-type="float" office:value="7754.99999999535" calcext:value-type="float">
            <text:p>7754.99999999535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float" office:value="1666.00000000143" calcext:value-type="float">
            <text:p>1666.00000000143</text:p>
          </table:table-cell>
          <table:table-cell table:formula="of:=SUM([.W30:.W60])" office:value-type="float" office:value="4501.00000000291" calcext:value-type="float">
            <text:p>4501.00000000291</text:p>
          </table:table-cell>
          <table:table-cell table:formula="of:=SUM([.$W$9:.W30])" office:value-type="float" office:value="43821.0000000051" calcext:value-type="float">
            <text:p>43821.0000000051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float" office:value="20992.9999999961" calcext:value-type="float">
            <text:p>20992.9999999961</text:p>
          </table:table-cell>
          <table:table-cell table:formula="of:=SUM([.AA30:.AA65])" office:value-type="float" office:value="92983.9999999687" calcext:value-type="float">
            <text:p>92983.9999999687</text:p>
          </table:table-cell>
          <table:table-cell table:formula="of:=SUM([.$AA$10:.AA30])" office:value-type="float" office:value="207944.999999958" calcext:value-type="float">
            <text:p>207944.999999958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float" office:value="133287.999999963" calcext:value-type="float">
            <text:p>133287.999999963</text:p>
          </table:table-cell>
          <table:table-cell table:formula="of:=SUM([.AE30:.AE70])" office:value-type="float" office:value="1041072.99999967" calcext:value-type="float">
            <text:p>1041072.99999967</text:p>
          </table:table-cell>
          <table:table-cell table:formula="of:=SUM([.$AE$11:.AE30])" office:value-type="float" office:value="771830.999999774" calcext:value-type="float">
            <text:p>771830.999999774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5" calcext:value-type="float">
            <text:p>5</text:p>
          </table:table-cell>
          <table:table-cell table:style-name="ce8" table:formula="of:=[.G8]/[.$G$2]*[.M8]/[.$K$2]" office:value-type="percentage" office:value="0.0051440329218107" calcext:value-type="percentage">
            <text:p>0.5%</text:p>
          </table:table-cell>
          <table:table-cell table:style-name="ce8" table:formula="of:=[.G8]/[.$G$2]*[.L9]/[.$K$2]" office:value-type="percentage" office:value="0.1059670781893" calcext:value-type="percentage">
            <text:p>10.6%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7"/>
          <table:table-cell table:style-name="ce8" table:formula="of:=[.M6]/[.K2]" office:value-type="percentage" office:value="0.00462962962962963" calcext:value-type="percentage">
            <text:p>0.5%</text:p>
          </table:table-cell>
          <table:table-cell table:style-name="ce11"/>
          <table:table-cell table:number-columns-repeated="4"/>
          <table:table-cell table:style-name="ce4" office:value-type="float" office:value="28" calcext:value-type="float">
            <text:p>28</text:p>
          </table:table-cell>
          <table:table-cell table:style-name="ce6" office:value-type="float" office:value="15.0000000000077" calcext:value-type="float">
            <text:p>15.0000000000077</text:p>
          </table:table-cell>
          <table:table-cell table:formula="of:=SUM([.S31:.S56])" office:value-type="float" office:value="21.000000000003" calcext:value-type="float">
            <text:p>21.000000000003</text:p>
          </table:table-cell>
          <table:table-cell table:formula="of:=SUM([.$S$8:.S31])" office:value-type="float" office:value="7769.99999999535" calcext:value-type="float">
            <text:p>7769.99999999535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float" office:value="1161.0000000019" calcext:value-type="float">
            <text:p>1161.0000000019</text:p>
          </table:table-cell>
          <table:table-cell table:formula="of:=SUM([.W31:.W61])" office:value-type="float" office:value="2835.00000000147" calcext:value-type="float">
            <text:p>2835.00000000147</text:p>
          </table:table-cell>
          <table:table-cell table:formula="of:=SUM([.$W$9:.W31])" office:value-type="float" office:value="44982.000000007" calcext:value-type="float">
            <text:p>44982.000000007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float" office:value="18327.0000000014" calcext:value-type="float">
            <text:p>18327.0000000014</text:p>
          </table:table-cell>
          <table:table-cell table:formula="of:=SUM([.AA31:.AA66])" office:value-type="float" office:value="71990.9999999726" calcext:value-type="float">
            <text:p>71990.9999999726</text:p>
          </table:table-cell>
          <table:table-cell table:formula="of:=SUM([.$AA$10:.AA31])" office:value-type="float" office:value="226271.999999959" calcext:value-type="float">
            <text:p>226271.999999959</text:p>
          </table:table-cell>
          <table:table-cell table:style-name="ce5" office:value-type="float" office:value="28" calcext:value-type="float">
            <text:p>28</text:p>
          </table:table-cell>
          <table:table-cell table:style-name="ce6" office:value-type="float" office:value="135953.999999929" calcext:value-type="float">
            <text:p>135953.999999929</text:p>
          </table:table-cell>
          <table:table-cell table:formula="of:=SUM([.AE31:.AE71])" office:value-type="float" office:value="907784.999999703" calcext:value-type="float">
            <text:p>907784.999999703</text:p>
          </table:table-cell>
          <table:table-cell table:formula="of:=SUM([.$AE$11:.AE31])" office:value-type="float" office:value="907784.999999703" calcext:value-type="float">
            <text:p>907784.999999703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6" calcext:value-type="float">
            <text:p>6</text:p>
          </table:table-cell>
          <table:table-cell table:style-name="ce8" table:formula="of:=[.G9]/[.$G$2]*[.M9]/[.$K$2]" office:value-type="percentage" office:value="0.0128600823045267" calcext:value-type="percentage">
            <text:p>1.3%</text:p>
          </table:table-cell>
          <table:table-cell table:style-name="ce8" table:formula="of:=[.G9]/[.$G$2]*[.L10]/[.$K$2]" office:value-type="percentage" office:value="0.126028806584362" calcext:value-type="percentage">
            <text:p>12.6%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8" table:formula="of:=[.K7]/[.$K$2]*[.Q7]/[.$O$2]" office:value-type="percentage" office:value="0.0000107167352537723" calcext:value-type="percentage">
            <text:p>0.0%</text:p>
          </table:table-cell>
          <table:table-cell table:style-name="ce8" table:formula="of:=[.K7]/[.$K$2]*[.P8]/[.$O$2]" office:value-type="percentage" office:value="0.0138781721536351" calcext:value-type="percentage">
            <text:p>1.4%</text:p>
          </table:table-cell>
          <table:table-cell table:style-name="ce11"/>
          <table:table-cell table:number-columns-repeated="4"/>
          <table:table-cell table:style-name="ce4" office:value-type="float" office:value="29" calcext:value-type="float">
            <text:p>29</text:p>
          </table:table-cell>
          <table:table-cell table:style-name="ce6" office:value-type="float" office:value="4.99999999999738" calcext:value-type="float">
            <text:p>4.99999999999738</text:p>
          </table:table-cell>
          <table:table-cell table:formula="of:=SUM([.S32:.S57])" office:value-type="float" office:value="5.9999999999953" calcext:value-type="float">
            <text:p>5.9999999999953</text:p>
          </table:table-cell>
          <table:table-cell table:formula="of:=SUM([.$S$8:.S32])" office:value-type="float" office:value="7774.99999999535" calcext:value-type="float">
            <text:p>7774.99999999535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float" office:value="755.999999999827" calcext:value-type="float">
            <text:p>755.999999999827</text:p>
          </table:table-cell>
          <table:table-cell table:formula="of:=SUM([.W32:.W62])" office:value-type="float" office:value="1673.99999999957" calcext:value-type="float">
            <text:p>1673.99999999957</text:p>
          </table:table-cell>
          <table:table-cell table:formula="of:=SUM([.$W$9:.W32])" office:value-type="float" office:value="45738.0000000068" calcext:value-type="float">
            <text:p>45738.0000000068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float" office:value="15266.9999999868" calcext:value-type="float">
            <text:p>15266.9999999868</text:p>
          </table:table-cell>
          <table:table-cell table:formula="of:=SUM([.AA32:.AA67])" office:value-type="float" office:value="53663.9999999712" calcext:value-type="float">
            <text:p>53663.9999999712</text:p>
          </table:table-cell>
          <table:table-cell table:formula="of:=SUM([.$AA$10:.AA32])" office:value-type="float" office:value="241538.999999946" calcext:value-type="float">
            <text:p>241538.999999946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float" office:value="133287.999999963" calcext:value-type="float">
            <text:p>133287.999999963</text:p>
          </table:table-cell>
          <table:table-cell table:formula="of:=SUM([.AE32:.AE72])" office:value-type="float" office:value="771830.999999774" calcext:value-type="float">
            <text:p>771830.999999774</text:p>
          </table:table-cell>
          <table:table-cell table:formula="of:=SUM([.$AE$11:.AE32])" office:value-type="float" office:value="1041072.99999967" calcext:value-type="float">
            <text:p>1041072.99999967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5" office:value-type="float" office:value="7" calcext:value-type="float">
            <text:p>7</text:p>
          </table:table-cell>
          <table:table-cell table:style-name="ce8" table:formula="of:=[.G10]/[.$G$2]*[.M10]/[.$K$2]" office:value-type="percentage" office:value="0.0270061728395062" calcext:value-type="percentage">
            <text:p>2.7%</text:p>
          </table:table-cell>
          <table:table-cell table:style-name="ce8" table:formula="of:=[.G10]/[.$G$2]*[.L11]/[.$K$2]" office:value-type="percentage" office:value="0.13966049382716" calcext:value-type="percentage">
            <text:p>14.0%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8" table:formula="of:=[.K8]/[.$K$2]*[.Q8]/[.$O$2]" office:value-type="percentage" office:value="0.000107167352537723" calcext:value-type="percentage">
            <text:p>0.0%</text:p>
          </table:table-cell>
          <table:table-cell table:style-name="ce8" table:formula="of:=[.K8]/[.$K$2]*[.P9]/[.$O$2]" office:value-type="percentage" office:value="0.0276706104252401" calcext:value-type="percentage">
            <text:p>2.8%</text:p>
          </table:table-cell>
          <table:table-cell table:style-name="ce11"/>
          <table:table-cell table:number-columns-repeated="4"/>
          <table:table-cell table:style-name="ce4" office:value-type="float" office:value="30" calcext:value-type="float">
            <text:p>30</text:p>
          </table:table-cell>
          <table:table-cell table:style-name="ce6" office:value-type="float" office:value="0.99999999999792" calcext:value-type="float">
            <text:p>0.99999999999792</text:p>
          </table:table-cell>
          <table:table-cell table:formula="of:=SUM([.S33:.S58])" office:value-type="float" office:value="0.99999999999792" calcext:value-type="float">
            <text:p>0.99999999999792</text:p>
          </table:table-cell>
          <table:table-cell table:formula="of:=SUM([.$S$8:.S33])" office:value-type="float" office:value="7775.99999999535" calcext:value-type="float">
            <text:p>7775.99999999535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455.999999999985" calcext:value-type="float">
            <text:p>455.999999999985</text:p>
          </table:table-cell>
          <table:table-cell table:formula="of:=SUM([.W33:.W63])" office:value-type="float" office:value="917.999999999747" calcext:value-type="float">
            <text:p>917.999999999747</text:p>
          </table:table-cell>
          <table:table-cell table:formula="of:=SUM([.$W$9:.W33])" office:value-type="float" office:value="46194.0000000068" calcext:value-type="float">
            <text:p>46194.0000000068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12117.0000000038" calcext:value-type="float">
            <text:p>12117.0000000038</text:p>
          </table:table-cell>
          <table:table-cell table:formula="of:=SUM([.AA33:.AA68])" office:value-type="float" office:value="38396.9999999844" calcext:value-type="float">
            <text:p>38396.9999999844</text:p>
          </table:table-cell>
          <table:table-cell table:formula="of:=SUM([.$AA$10:.AA33])" office:value-type="float" office:value="253655.99999995" calcext:value-type="float">
            <text:p>253655.99999995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125587.999999948" calcext:value-type="float">
            <text:p>125587.999999948</text:p>
          </table:table-cell>
          <table:table-cell table:formula="of:=SUM([.AE33:.AE73])" office:value-type="float" office:value="638542.999999811" calcext:value-type="float">
            <text:p>638542.999999811</text:p>
          </table:table-cell>
          <table:table-cell table:formula="of:=SUM([.$AE$11:.AE33])" office:value-type="float" office:value="1166660.99999961" calcext:value-type="float">
            <text:p>1166660.99999961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8" calcext:value-type="float">
            <text:p>8</text:p>
          </table:table-cell>
          <table:table-cell table:style-name="ce8" table:formula="of:=[.G11]/[.$G$2]*[.M11]/[.$K$2]" office:value-type="percentage" office:value="0.0360082304526749" calcext:value-type="percentage">
            <text:p>3.6%</text:p>
          </table:table-cell>
          <table:table-cell table:style-name="ce8" table:formula="of:=[.G11]/[.$G$2]*[.L12]/[.$K$2]" office:value-type="percentage" office:value="0.102880658436214" calcext:value-type="percentage">
            <text:p>10.3%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8" table:formula="of:=[.K9]/[.$K$2]*[.Q9]/[.$O$2]" office:value-type="percentage" office:value="0.000535836762688615" calcext:value-type="percentage">
            <text:p>0.1%</text:p>
          </table:table-cell>
          <table:table-cell table:style-name="ce8" table:formula="of:=[.K9]/[.$K$2]*[.P10]/[.$O$2]" office:value-type="percentage" office:value="0.0457604595336077" calcext:value-type="percentage">
            <text:p>4.6%</text:p>
          </table:table-cell>
          <table:table-cell table:style-name="ce11"/>
          <table:table-cell table:number-columns-repeated="8"/>
          <table:table-cell table:style-name="ce4" office:value-type="float" office:value="31" calcext:value-type="float">
            <text:p>31</text:p>
          </table:table-cell>
          <table:table-cell table:style-name="ce6" office:value-type="float" office:value="251.999999999942" calcext:value-type="float">
            <text:p>251.999999999942</text:p>
          </table:table-cell>
          <table:table-cell table:formula="of:=SUM([.W34:.W64])" office:value-type="float" office:value="461.999999999762" calcext:value-type="float">
            <text:p>461.999999999762</text:p>
          </table:table-cell>
          <table:table-cell table:formula="of:=SUM([.$W$9:.W34])" office:value-type="float" office:value="46446.0000000068" calcext:value-type="float">
            <text:p>46446.0000000068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float" office:value="9141.99999999195" calcext:value-type="float">
            <text:p>9141.99999999195</text:p>
          </table:table-cell>
          <table:table-cell table:formula="of:=SUM([.AA34:.AA69])" office:value-type="float" office:value="26279.9999999805" calcext:value-type="float">
            <text:p>26279.9999999805</text:p>
          </table:table-cell>
          <table:table-cell table:formula="of:=SUM([.$AA$10:.AA34])" office:value-type="float" office:value="262797.999999942" calcext:value-type="float">
            <text:p>262797.999999942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float" office:value="113687.999999957" calcext:value-type="float">
            <text:p>113687.999999957</text:p>
          </table:table-cell>
          <table:table-cell table:formula="of:=SUM([.AE34:.AE74])" office:value-type="float" office:value="512954.999999863" calcext:value-type="float">
            <text:p>512954.999999863</text:p>
          </table:table-cell>
          <table:table-cell table:formula="of:=SUM([.$AE$11:.AE34])" office:value-type="float" office:value="1280348.99999957" calcext:value-type="float">
            <text:p>1280348.99999957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9" calcext:value-type="float">
            <text:p>9</text:p>
          </table:table-cell>
          <table:table-cell table:style-name="ce8" table:formula="of:=[.G12]/[.$G$2]*[.M12]/[.$K$2]" office:value-type="percentage" office:value="0.0416666666666667" calcext:value-type="percentage">
            <text:p>4.2%</text:p>
          </table:table-cell>
          <table:table-cell table:style-name="ce8" table:formula="of:=[.G12]/[.$G$2]*[.L13]/[.$K$2]" office:value-type="percentage" office:value="0.0694444444444444" calcext:value-type="percentage">
            <text:p>6.9%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8" table:formula="of:=[.K10]/[.$K$2]*[.Q10]/[.$O$2]" office:value-type="percentage" office:value="0.00187542866941015" calcext:value-type="percentage">
            <text:p>0.2%</text:p>
          </table:table-cell>
          <table:table-cell table:style-name="ce8" table:formula="of:=[.K10]/[.$K$2]*[.P11]/[.$O$2]" office:value-type="percentage" office:value="0.0675690157750343" calcext:value-type="percentage">
            <text:p>6.8%</text:p>
          </table:table-cell>
          <table:table-cell table:style-name="ce11"/>
          <table:table-cell table:number-columns-repeated="8"/>
          <table:table-cell table:style-name="ce4" office:value-type="float" office:value="32" calcext:value-type="float">
            <text:p>32</text:p>
          </table:table-cell>
          <table:table-cell table:style-name="ce6" office:value-type="float" office:value="125.999999999971" calcext:value-type="float">
            <text:p>125.999999999971</text:p>
          </table:table-cell>
          <table:table-cell table:formula="of:=SUM([.W35:.W65])" office:value-type="float" office:value="209.99999999982" calcext:value-type="float">
            <text:p>209.99999999982</text:p>
          </table:table-cell>
          <table:table-cell table:formula="of:=SUM([.$W$9:.W35])" office:value-type="float" office:value="46572.0000000067" calcext:value-type="float">
            <text:p>46572.0000000067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float" office:value="6538.00000001276" calcext:value-type="float">
            <text:p>6538.00000001276</text:p>
          </table:table-cell>
          <table:table-cell table:formula="of:=SUM([.AA35:.AA70])" office:value-type="float" office:value="17137.9999999886" calcext:value-type="float">
            <text:p>17137.9999999886</text:p>
          </table:table-cell>
          <table:table-cell table:formula="of:=SUM([.$AA$10:.AA35])" office:value-type="float" office:value="269335.999999955" calcext:value-type="float">
            <text:p>269335.999999955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float" office:value="98812.9999999252" calcext:value-type="float">
            <text:p>98812.9999999252</text:p>
          </table:table-cell>
          <table:table-cell table:formula="of:=SUM([.AE35:.AE75])" office:value-type="float" office:value="399266.999999906" calcext:value-type="float">
            <text:p>399266.999999906</text:p>
          </table:table-cell>
          <table:table-cell table:formula="of:=SUM([.$AE$11:.AE35])" office:value-type="float" office:value="1379161.9999995" calcext:value-type="float">
            <text:p>1379161.9999995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10" calcext:value-type="float">
            <text:p>10</text:p>
          </table:table-cell>
          <table:table-cell table:style-name="ce8" table:formula="of:=[.G13]/[.$G$2]*[.M13]/[.$K$2]" office:value-type="percentage" office:value="0.0416666666666667" calcext:value-type="percentage">
            <text:p>4.2%</text:p>
          </table:table-cell>
          <table:table-cell table:style-name="ce8" table:formula="of:=[.G13]/[.$G$2]*[.L14]/[.$K$2]" office:value-type="percentage" office:value="0.0416666666666667" calcext:value-type="percentage">
            <text:p>4.2%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8" table:formula="of:=[.K11]/[.$K$2]*[.Q11]/[.$O$2]" office:value-type="percentage" office:value="0.00525120027434842" calcext:value-type="percentage">
            <text:p>0.5%</text:p>
          </table:table-cell>
          <table:table-cell table:style-name="ce8" table:formula="of:=[.K11]/[.$K$2]*[.P12]/[.$O$2]" office:value-type="percentage" office:value="0.0919710219478738" calcext:value-type="percentage">
            <text:p>9.2%</text:p>
          </table:table-cell>
          <table:table-cell table:style-name="ce11"/>
          <table:table-cell office:value-type="string" calcext:value-type="string">
            <text:p>4d6</text:p>
          </table:table-cell>
          <table:table-cell office:value-type="string" calcext:value-type="string">
            <text:p>Gagne</text:p>
          </table:table-cell>
          <table:table-cell office:value-type="string" calcext:value-type="string">
            <text:p>Perd</text:p>
          </table:table-cell>
          <table:table-cell office:value-type="string" calcext:value-type="string">
            <text:p>5d6</text:p>
          </table:table-cell>
          <table:table-cell table:number-columns-repeated="4"/>
          <table:table-cell table:style-name="ce4" office:value-type="float" office:value="33" calcext:value-type="float">
            <text:p>33</text:p>
          </table:table-cell>
          <table:table-cell table:style-name="ce6" office:value-type="float" office:value="55.9999999998835" calcext:value-type="float">
            <text:p>55.9999999998835</text:p>
          </table:table-cell>
          <table:table-cell table:formula="of:=SUM([.W36:.W66])" office:value-type="float" office:value="83.9999999998486" calcext:value-type="float">
            <text:p>83.9999999998486</text:p>
          </table:table-cell>
          <table:table-cell table:formula="of:=SUM([.$W$9:.W36])" office:value-type="float" office:value="46628.0000000066" calcext:value-type="float">
            <text:p>46628.0000000066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float" office:value="4416.99999998953" calcext:value-type="float">
            <text:p>4416.99999998953</text:p>
          </table:table-cell>
          <table:table-cell table:formula="of:=SUM([.AA36:.AA71])" office:value-type="float" office:value="10599.9999999758" calcext:value-type="float">
            <text:p>10599.9999999758</text:p>
          </table:table-cell>
          <table:table-cell table:formula="of:=SUM([.$AA$10:.AA36])" office:value-type="float" office:value="273752.999999944" calcext:value-type="float">
            <text:p>273752.999999944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float" office:value="82384.0000000769" calcext:value-type="float">
            <text:p>82384.0000000769</text:p>
          </table:table-cell>
          <table:table-cell table:formula="of:=SUM([.AE36:.AE76])" office:value-type="float" office:value="300453.999999981" calcext:value-type="float">
            <text:p>300453.999999981</text:p>
          </table:table-cell>
          <table:table-cell table:formula="of:=SUM([.$AE$11:.AE36])" office:value-type="float" office:value="1461545.99999957" calcext:value-type="float">
            <text:p>1461545.99999957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11" calcext:value-type="float">
            <text:p>11</text:p>
          </table:table-cell>
          <table:table-cell table:style-name="ce8" table:formula="of:=[.G14]/[.$G$2]*[.M14]/[.$K$2]" office:value-type="percentage" office:value="0.0347222222222222" calcext:value-type="percentage">
            <text:p>3.5%</text:p>
          </table:table-cell>
          <table:table-cell table:style-name="ce8" table:formula="of:=[.G14]/[.$G$2]*[.L15]/[.$K$2]" office:value-type="percentage" office:value="0.0208333333333333" calcext:value-type="percentage">
            <text:p>2.1%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8" table:formula="of:=[.K12]/[.$K$2]*[.Q12]/[.$O$2]" office:value-type="percentage" office:value="0.0112525720164609" calcext:value-type="percentage">
            <text:p>1.1%</text:p>
          </table:table-cell>
          <table:table-cell table:style-name="ce8" table:formula="of:=[.K12]/[.$K$2]*[.P13]/[.$O$2]" office:value-type="percentage" office:value="0.10448816872428" calcext:value-type="percentage">
            <text:p>10.4%</text:p>
          </table:table-cell>
          <table:table-cell table:style-name="ce11"/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8" table:formula="of:=[.O7]/[.O2]" office:value-type="percentage" office:value="0.000771604938271605" calcext:value-type="percentage">
            <text:p>0.1%</text:p>
          </table:table-cell>
          <table:table-cell table:number-columns-repeated="5"/>
          <table:table-cell table:style-name="ce4" office:value-type="float" office:value="34" calcext:value-type="float">
            <text:p>34</text:p>
          </table:table-cell>
          <table:table-cell table:style-name="ce6" office:value-type="float" office:value="20.9999999999796" calcext:value-type="float">
            <text:p>20.9999999999796</text:p>
          </table:table-cell>
          <table:table-cell table:formula="of:=SUM([.W37:.W67])" office:value-type="float" office:value="27.9999999999651" calcext:value-type="float">
            <text:p>27.9999999999651</text:p>
          </table:table-cell>
          <table:table-cell table:formula="of:=SUM([.$W$9:.W37])" office:value-type="float" office:value="46649.0000000066" calcext:value-type="float">
            <text:p>46649.0000000066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float" office:value="2806.99999998705" calcext:value-type="float">
            <text:p>2806.99999998705</text:p>
          </table:table-cell>
          <table:table-cell table:formula="of:=SUM([.AA37:.AA72])" office:value-type="float" office:value="6182.99999998628" calcext:value-type="float">
            <text:p>6182.99999998628</text:p>
          </table:table-cell>
          <table:table-cell table:formula="of:=SUM([.$AA$10:.AA37])" office:value-type="float" office:value="276559.999999931" calcext:value-type="float">
            <text:p>276559.999999931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float" office:value="65808.0000000143" calcext:value-type="float">
            <text:p>65808.0000000143</text:p>
          </table:table-cell>
          <table:table-cell table:formula="of:=SUM([.AE37:.AE77])" office:value-type="float" office:value="218069.999999904" calcext:value-type="float">
            <text:p>218069.999999904</text:p>
          </table:table-cell>
          <table:table-cell table:formula="of:=SUM([.$AE$11:.AE37])" office:value-type="float" office:value="1527353.99999959" calcext:value-type="float">
            <text:p>1527353.99999959</text:p>
          </table:table-cell>
          <table:table-cell table:number-columns-repeated="991"/>
        </table:table-row>
        <table:table-row table:style-name="ro2">
          <table:table-cell table:number-columns-repeated="5"/>
          <table:table-cell table:style-name="ce4" office:value-type="float" office:value="12" calcext:value-type="float">
            <text:p>12</text:p>
          </table:table-cell>
          <table:table-cell table:style-name="ce8" table:formula="of:=[.G15]/[.$G$2]*[.M15]/[.$K$2]" office:value-type="percentage" office:value="0.0205761316872428" calcext:value-type="percentage">
            <text:p>2.1%</text:p>
          </table:table-cell>
          <table:table-cell table:style-name="ce8" table:formula="of:=[.G15]/[.$G$2]*[.L16]/[.$K$2]" office:value-type="percentage" office:value="0.00720164609053498" calcext:value-type="percentage">
            <text:p>0.7%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8" table:formula="of:=[.K13]/[.$K$2]*[.Q13]/[.$O$2]" office:value-type="percentage" office:value="0.0198688271604938" calcext:value-type="percentage">
            <text:p>2.0%</text:p>
          </table:table-cell>
          <table:table-cell table:style-name="ce8" table:formula="of:=[.K13]/[.$K$2]*[.P14]/[.$O$2]" office:value-type="percentage" office:value="0.105131172839506" calcext:value-type="percentage">
            <text:p>10.5%</text:p>
          </table:table-cell>
          <table:table-cell table:style-name="ce11"/>
          <table:table-cell table:style-name="ce4" office:value-type="float" office:value="5" calcext:value-type="float">
            <text:p>5</text:p>
          </table:table-cell>
          <table:table-cell table:style-name="ce8" table:formula="of:=[.O8]/[.$O$2]*[.U8]/[.$S$2]" office:value-type="percentage" office:value="0.000000396916120509497" calcext:value-type="percentage">
            <text:p>0.0%</text:p>
          </table:table-cell>
          <table:table-cell table:style-name="ce8" table:formula="of:=[.O8]/[.$O$2]*[.T9]/[.$S$2]" office:value-type="percentage" office:value="0.00308602283696591" calcext:value-type="percentage">
            <text:p>0.3%</text:p>
          </table:table-cell>
          <table:table-cell table:number-columns-repeated="5"/>
          <table:table-cell table:style-name="ce4" office:value-type="float" office:value="35" calcext:value-type="float">
            <text:p>35</text:p>
          </table:table-cell>
          <table:table-cell table:style-name="ce6" office:value-type="float" office:value="5.99999999998752" calcext:value-type="float">
            <text:p>5.99999999998752</text:p>
          </table:table-cell>
          <table:table-cell table:formula="of:=SUM([.W38:.W68])" office:value-type="float" office:value="6.99999999998544" calcext:value-type="float">
            <text:p>6.99999999998544</text:p>
          </table:table-cell>
          <table:table-cell table:formula="of:=SUM([.$W$9:.W38])" office:value-type="float" office:value="46655.0000000066" calcext:value-type="float">
            <text:p>46655.0000000066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1666.99999999922" calcext:value-type="float">
            <text:p>1666.99999999922</text:p>
          </table:table-cell>
          <table:table-cell table:formula="of:=SUM([.AA38:.AA73])" office:value-type="float" office:value="3375.99999999924" calcext:value-type="float">
            <text:p>3375.99999999924</text:p>
          </table:table-cell>
          <table:table-cell table:formula="of:=SUM([.$AA$10:.AA38])" office:value-type="float" office:value="278226.99999993" calcext:value-type="float">
            <text:p>278226.99999993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50287.9999999719" calcext:value-type="float">
            <text:p>50287.9999999719</text:p>
          </table:table-cell>
          <table:table-cell table:formula="of:=SUM([.AE38:.AE78])" office:value-type="float" office:value="152261.99999989" calcext:value-type="float">
            <text:p>152261.99999989</text:p>
          </table:table-cell>
          <table:table-cell table:formula="of:=SUM([.$AE$11:.AE38])" office:value-type="float" office:value="1577641.99999956" calcext:value-type="float">
            <text:p>1577641.99999956</text:p>
          </table:table-cell>
          <table:table-cell table:number-columns-repeated="991"/>
        </table:table-row>
        <table:table-row table:style-name="ro2">
          <table:table-cell table:number-columns-repeated="6"/>
          <table:table-cell table:style-name="ce9" table:formula="of:=SUM([.G28:.G38])" office:value-type="percentage" office:value="0.221450617283951" calcext:value-type="percentage">
            <text:p>22.1%</text:p>
          </table:table-cell>
          <table:table-cell table:style-name="ce9" table:formula="of:=SUM([.H28:.H38])" office:value-type="percentage" office:value="0.778549382716049" calcext:value-type="percentage">
            <text:p>77.9%</text:p>
          </table:table-cell>
          <table:table-cell table:style-name="ce10" table:formula="of:=[.G39]+[.H39]" office:value-type="percentage" office:value="1" calcext:value-type="percentage">
            <text:p>100%</text:p>
          </table:table-cell>
          <table:table-cell table:style-name="ce5" office:value-type="float" office:value="11" calcext:value-type="float">
            <text:p>11</text:p>
          </table:table-cell>
          <table:table-cell table:style-name="ce8" table:formula="of:=[.K14]/[.$K$2]*[.Q14]/[.$O$2]" office:value-type="percentage" office:value="0.0298996913580247" calcext:value-type="percentage">
            <text:p>3.0%</text:p>
          </table:table-cell>
          <table:table-cell table:style-name="ce8" table:formula="of:=[.K14]/[.$K$2]*[.P15]/[.$O$2]" office:value-type="percentage" office:value="0.0951003086419753" calcext:value-type="percentage">
            <text:p>9.5%</text:p>
          </table:table-cell>
          <table:table-cell table:style-name="ce11"/>
          <table:table-cell table:style-name="ce4" office:value-type="float" office:value="6" calcext:value-type="float">
            <text:p>6</text:p>
          </table:table-cell>
          <table:table-cell table:style-name="ce8" table:formula="of:=[.O9]/[.$O$2]*[.U9]/[.$S$2]" office:value-type="percentage" office:value="0.00000595374180765017" calcext:value-type="percentage">
            <text:p>0.0%</text:p>
          </table:table-cell>
          <table:table-cell table:style-name="ce8" table:formula="of:=[.O9]/[.$O$2]*[.T10]/[.$S$2]" office:value-type="percentage" office:value="0.0077100956409084" calcext:value-type="percentage">
            <text:p>0.8%</text:p>
          </table:table-cell>
          <table:table-cell table:number-columns-repeated="5"/>
          <table:table-cell table:style-name="ce4" office:value-type="float" office:value="36" calcext:value-type="float">
            <text:p>36</text:p>
          </table:table-cell>
          <table:table-cell table:style-name="ce6" office:value-type="float" office:value="0.99999999999792" calcext:value-type="float">
            <text:p>0.99999999999792</text:p>
          </table:table-cell>
          <table:table-cell table:formula="of:=SUM([.W39:.W69])" office:value-type="float" office:value="0.99999999999792" calcext:value-type="float">
            <text:p>0.99999999999792</text:p>
          </table:table-cell>
          <table:table-cell table:formula="of:=SUM([.$W$9:.W39])" office:value-type="float" office:value="46656.0000000066" calcext:value-type="float">
            <text:p>46656.0000000066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float" office:value="917.000000000076" calcext:value-type="float">
            <text:p>917.000000000076</text:p>
          </table:table-cell>
          <table:table-cell table:formula="of:=SUM([.AA39:.AA74])" office:value-type="float" office:value="1709.00000000002" calcext:value-type="float">
            <text:p>1709.00000000002</text:p>
          </table:table-cell>
          <table:table-cell table:formula="of:=SUM([.$AA$10:.AA39])" office:value-type="float" office:value="279143.99999993" calcext:value-type="float">
            <text:p>279143.99999993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float" office:value="36687.9999999815" calcext:value-type="float">
            <text:p>36687.9999999815</text:p>
          </table:table-cell>
          <table:table-cell table:formula="of:=SUM([.AE39:.AE79])" office:value-type="float" office:value="101973.999999918" calcext:value-type="float">
            <text:p>101973.999999918</text:p>
          </table:table-cell>
          <table:table-cell table:formula="of:=SUM([.$AE$11:.AE39])" office:value-type="float" office:value="1614329.99999954" calcext:value-type="float">
            <text:p>1614329.99999954</text:p>
          </table:table-cell>
          <table:table-cell table:number-columns-repeated="991"/>
        </table:table-row>
        <table:table-row table:style-name="ro2">
          <table:table-cell table:number-columns-repeated="6"/>
          <table:table-cell office:value-type="string" calcext:value-type="string">
            <text:p>ou ex-aequo</text:p>
          </table:table-cell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style-name="ce8" table:formula="of:=[.K15]/[.$K$2]*[.Q15]/[.$O$2]" office:value-type="percentage" office:value="0.0388481652949246" calcext:value-type="percentage">
            <text:p>3.9%</text:p>
          </table:table-cell>
          <table:table-cell table:style-name="ce8" table:formula="of:=[.K15]/[.$K$2]*[.P16]/[.$O$2]" office:value-type="percentage" office:value="0.0768925754458162" calcext:value-type="percentage">
            <text:p>7.7%</text:p>
          </table:table-cell>
          <table:table-cell table:style-name="ce11"/>
          <table:table-cell table:style-name="ce4" office:value-type="float" office:value="7" calcext:value-type="float">
            <text:p>7</text:p>
          </table:table-cell>
          <table:table-cell table:style-name="ce8" table:formula="of:=[.O10]/[.$O$2]*[.U10]/[.$S$2]" office:value-type="percentage" office:value="0.0000416761926535897" calcext:value-type="percentage">
            <text:p>0.0%</text:p>
          </table:table-cell>
          <table:table-cell table:style-name="ce8" table:formula="of:=[.O10]/[.$O$2]*[.T11]/[.$S$2]" office:value-type="percentage" office:value="0.0153904225727785" calcext:value-type="percentage">
            <text:p>1.5%</text:p>
          </table:table-cell>
          <table:table-cell table:number-columns-repeated="9"/>
          <table:table-cell table:style-name="ce4" office:value-type="float" office:value="37" calcext:value-type="float">
            <text:p>37</text:p>
          </table:table-cell>
          <table:table-cell table:style-name="ce6" office:value-type="float" office:value="461.999999999739" calcext:value-type="float">
            <text:p>461.999999999739</text:p>
          </table:table-cell>
          <table:table-cell table:formula="of:=SUM([.AA40:.AA75])" office:value-type="float" office:value="791.999999999945" calcext:value-type="float">
            <text:p>791.999999999945</text:p>
          </table:table-cell>
          <table:table-cell table:formula="of:=SUM([.$AA$10:.AA40])" office:value-type="float" office:value="279605.99999993" calcext:value-type="float">
            <text:p>279605.99999993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float" office:value="25487.9999999302" calcext:value-type="float">
            <text:p>25487.9999999302</text:p>
          </table:table-cell>
          <table:table-cell table:formula="of:=SUM([.AE40:.AE80])" office:value-type="float" office:value="65285.9999999363" calcext:value-type="float">
            <text:p>65285.9999999363</text:p>
          </table:table-cell>
          <table:table-cell table:formula="of:=SUM([.$AE$11:.AE40])" office:value-type="float" office:value="1639817.99999947" calcext:value-type="float">
            <text:p>1639817.99999947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3" calcext:value-type="float">
            <text:p>13</text:p>
          </table:table-cell>
          <table:table-cell table:style-name="ce8" table:formula="of:=[.K16]/[.$K$2]*[.Q16]/[.$O$2]" office:value-type="percentage" office:value="0.0431348593964335" calcext:value-type="percentage">
            <text:p>4.3%</text:p>
          </table:table-cell>
          <table:table-cell table:style-name="ce8" table:formula="of:=[.K16]/[.$K$2]*[.P17]/[.$O$2]" office:value-type="percentage" office:value="0.0540873628257888" calcext:value-type="percentage">
            <text:p>5.4%</text:p>
          </table:table-cell>
          <table:table-cell table:style-name="ce11"/>
          <table:table-cell table:style-name="ce4" office:value-type="float" office:value="8" calcext:value-type="float">
            <text:p>8</text:p>
          </table:table-cell>
          <table:table-cell table:style-name="ce8" table:formula="of:=[.O11]/[.$O$2]*[.U11]/[.$S$2]" office:value-type="percentage" office:value="0.00019448889904995" calcext:value-type="percentage">
            <text:p>0.0%</text:p>
          </table:table-cell>
          <table:table-cell table:style-name="ce8" table:formula="of:=[.O11]/[.$O$2]*[.T12]/[.$S$2]" office:value-type="percentage" office:value="0.0268116839404562" calcext:value-type="percentage">
            <text:p>2.7%</text:p>
          </table:table-cell>
          <table:table-cell table:number-columns-repeated="9"/>
          <table:table-cell table:style-name="ce4" office:value-type="float" office:value="38" calcext:value-type="float">
            <text:p>38</text:p>
          </table:table-cell>
          <table:table-cell table:style-name="ce6" office:value-type="float" office:value="209.999999999983" calcext:value-type="float">
            <text:p>209.999999999983</text:p>
          </table:table-cell>
          <table:table-cell table:formula="of:=SUM([.AA41:.AA76])" office:value-type="float" office:value="330.000000000207" calcext:value-type="float">
            <text:p>330.000000000207</text:p>
          </table:table-cell>
          <table:table-cell table:formula="of:=SUM([.$AA$10:.AA41])" office:value-type="float" office:value="279815.99999993" calcext:value-type="float">
            <text:p>279815.99999993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float" office:value="16807.9999999996" calcext:value-type="float">
            <text:p>16807.9999999996</text:p>
          </table:table-cell>
          <table:table-cell table:formula="of:=SUM([.AE41:.AE81])" office:value-type="float" office:value="39798.0000000061" calcext:value-type="float">
            <text:p>39798.0000000061</text:p>
          </table:table-cell>
          <table:table-cell table:formula="of:=SUM([.$AE$11:.AE41])" office:value-type="float" office:value="1656625.99999947" calcext:value-type="float">
            <text:p>1656625.99999947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4" calcext:value-type="float">
            <text:p>14</text:p>
          </table:table-cell>
          <table:table-cell table:style-name="ce8" table:formula="of:=[.K17]/[.$K$2]*[.Q17]/[.$O$2]" office:value-type="percentage" office:value="0.0386338305898491" calcext:value-type="percentage">
            <text:p>3.9%</text:p>
          </table:table-cell>
          <table:table-cell table:style-name="ce8" table:formula="of:=[.K17]/[.$K$2]*[.P18]/[.$O$2]" office:value-type="percentage" office:value="0.0308106138758636" calcext:value-type="percentage">
            <text:p>3.1%</text:p>
          </table:table-cell>
          <table:table-cell table:style-name="ce11"/>
          <table:table-cell table:style-name="ce4" office:value-type="float" office:value="9" calcext:value-type="float">
            <text:p>9</text:p>
          </table:table-cell>
          <table:table-cell table:style-name="ce8" table:formula="of:=[.O12]/[.$O$2]*[.U12]/[.$S$2]" office:value-type="percentage" office:value="0.000700160036580092" calcext:value-type="percentage">
            <text:p>0.1%</text:p>
          </table:table-cell>
          <table:table-cell table:style-name="ce8" table:formula="of:=[.O12]/[.$O$2]*[.T13]/[.$S$2]" office:value-type="percentage" office:value="0.0425097165066298" calcext:value-type="percentage">
            <text:p>4.3%</text:p>
          </table:table-cell>
          <table:table-cell table:number-columns-repeated="9"/>
          <table:table-cell table:style-name="ce4" office:value-type="float" office:value="39" calcext:value-type="float">
            <text:p>39</text:p>
          </table:table-cell>
          <table:table-cell table:style-name="ce6" office:value-type="float" office:value="84.0000000001052" calcext:value-type="float">
            <text:p>84.0000000001052</text:p>
          </table:table-cell>
          <table:table-cell table:formula="of:=SUM([.AA42:.AA77])" office:value-type="float" office:value="120.000000000223" calcext:value-type="float">
            <text:p>120.000000000223</text:p>
          </table:table-cell>
          <table:table-cell table:formula="of:=SUM([.$AA$10:.AA42])" office:value-type="float" office:value="279899.99999993" calcext:value-type="float">
            <text:p>279899.99999993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float" office:value="10480.0000000025" calcext:value-type="float">
            <text:p>10480.0000000025</text:p>
          </table:table-cell>
          <table:table-cell table:formula="of:=SUM([.AE42:.AE82])" office:value-type="float" office:value="22990.0000000066" calcext:value-type="float">
            <text:p>22990.0000000066</text:p>
          </table:table-cell>
          <table:table-cell table:formula="of:=SUM([.$AE$11:.AE42])" office:value-type="float" office:value="1667105.99999947" calcext:value-type="float">
            <text:p>1667105.99999947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5" calcext:value-type="float">
            <text:p>15</text:p>
          </table:table-cell>
          <table:table-cell table:style-name="ce8" table:formula="of:=[.K18]/[.$K$2]*[.Q18]/[.$O$2]" office:value-type="percentage" office:value="0.0307570301783265" calcext:value-type="percentage">
            <text:p>3.1%</text:p>
          </table:table-cell>
          <table:table-cell table:style-name="ce8" table:formula="of:=[.K18]/[.$K$2]*[.P19]/[.$O$2]" office:value-type="percentage" office:value="0.0155392663448309" calcext:value-type="percentage">
            <text:p>1.6%</text:p>
          </table:table-cell>
          <table:table-cell table:style-name="ce11"/>
          <table:table-cell table:style-name="ce4" office:value-type="float" office:value="10" calcext:value-type="float">
            <text:p>10</text:p>
          </table:table-cell>
          <table:table-cell table:style-name="ce8" table:formula="of:=[.O13]/[.$O$2]*[.U13]/[.$S$2]" office:value-type="percentage" office:value="0.00200045724737163" calcext:value-type="percentage">
            <text:p>0.2%</text:p>
          </table:table-cell>
          <table:table-cell table:style-name="ce8" table:formula="of:=[.O13]/[.$O$2]*[.T14]/[.$S$2]" office:value-type="percentage" office:value="0.0597279378143568" calcext:value-type="percentage">
            <text:p>6.0%</text:p>
          </table:table-cell>
          <table:table-cell table:number-columns-repeated="9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8.0000000001284" calcext:value-type="float">
            <text:p>28.0000000001284</text:p>
          </table:table-cell>
          <table:table-cell table:formula="of:=SUM([.AA43:.AA78])" office:value-type="float" office:value="36.0000000001183" calcext:value-type="float">
            <text:p>36.0000000001183</text:p>
          </table:table-cell>
          <table:table-cell table:formula="of:=SUM([.$AA$10:.AA43])" office:value-type="float" office:value="279927.99999993" calcext:value-type="float">
            <text:p>279927.99999993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6146.99999999456" calcext:value-type="float">
            <text:p>6146.99999999456</text:p>
          </table:table-cell>
          <table:table-cell table:formula="of:=SUM([.AE43:.AE83])" office:value-type="float" office:value="12510.0000000041" calcext:value-type="float">
            <text:p>12510.0000000041</text:p>
          </table:table-cell>
          <table:table-cell table:formula="of:=SUM([.$AE$11:.AE43])" office:value-type="float" office:value="1673252.99999947" calcext:value-type="float">
            <text:p>1673252.99999947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6" calcext:value-type="float">
            <text:p>16</text:p>
          </table:table-cell>
          <table:table-cell table:style-name="ce8" table:formula="of:=[.K19]/[.$K$2]*[.Q19]/[.$O$2]" office:value-type="percentage" office:value="0.021133401920439" calcext:value-type="percentage">
            <text:p>2.1%</text:p>
          </table:table-cell>
          <table:table-cell table:style-name="ce8" table:formula="of:=[.K19]/[.$K$2]*[.P20]/[.$O$2]" office:value-type="percentage" office:value="0.0066443768867209" calcext:value-type="percentage">
            <text:p>0.7%</text:p>
          </table:table-cell>
          <table:table-cell table:style-name="ce11"/>
          <table:table-cell table:style-name="ce4" office:value-type="float" office:value="11" calcext:value-type="float">
            <text:p>11</text:p>
          </table:table-cell>
          <table:table-cell table:style-name="ce8" table:formula="of:=[.O14]/[.$O$2]*[.U14]/[.$S$2]" office:value-type="percentage" office:value="0.00471615734390475" calcext:value-type="percentage">
            <text:p>0.5%</text:p>
          </table:table-cell>
          <table:table-cell table:style-name="ce8" table:formula="of:=[.O14]/[.$O$2]*[.T15]/[.$S$2]" office:value-type="percentage" office:value="0.0755307562363422" calcext:value-type="percentage">
            <text:p>7.6%</text:p>
          </table:table-cell>
          <table:table-cell table:number-columns-repeated="9"/>
          <table:table-cell table:style-name="ce4" office:value-type="float" office:value="41" calcext:value-type="float">
            <text:p>41</text:p>
          </table:table-cell>
          <table:table-cell table:style-name="ce6" office:value-type="float" office:value="6.99999999999011" calcext:value-type="float">
            <text:p>6.99999999999011</text:p>
          </table:table-cell>
          <table:table-cell table:formula="of:=SUM([.AA44:.AA79])" office:value-type="float" office:value="7.99999999998989" calcext:value-type="float">
            <text:p>7.99999999998989</text:p>
          </table:table-cell>
          <table:table-cell table:formula="of:=SUM([.$AA$10:.AA44])" office:value-type="float" office:value="279934.99999993" calcext:value-type="float">
            <text:p>279934.99999993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float" office:value="3368.00000000512" calcext:value-type="float">
            <text:p>3368.00000000512</text:p>
          </table:table-cell>
          <table:table-cell table:formula="of:=SUM([.AE44:.AE84])" office:value-type="float" office:value="6363.00000000954" calcext:value-type="float">
            <text:p>6363.00000000954</text:p>
          </table:table-cell>
          <table:table-cell table:formula="of:=SUM([.$AE$11:.AE44])" office:value-type="float" office:value="1676620.99999947" calcext:value-type="float">
            <text:p>1676620.99999947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7" calcext:value-type="float">
            <text:p>17</text:p>
          </table:table-cell>
          <table:table-cell table:style-name="ce8" table:formula="of:=[.K20]/[.$K$2]*[.Q20]/[.$O$2]" office:value-type="percentage" office:value="0.0116812414266118" calcext:value-type="percentage">
            <text:p>1.2%</text:p>
          </table:table-cell>
          <table:table-cell table:style-name="ce8" table:formula="of:=[.K20]/[.$K$2]*[.P21]/[.$O$2]" office:value-type="percentage" office:value="0.00220765006125418" calcext:value-type="percentage">
            <text:p>0.2%</text:p>
          </table:table-cell>
          <table:table-cell table:style-name="ce11"/>
          <table:table-cell table:style-name="ce4" office:value-type="float" office:value="12" calcext:value-type="float">
            <text:p>12</text:p>
          </table:table-cell>
          <table:table-cell table:style-name="ce8" table:formula="of:=[.O15]/[.$O$2]*[.U15]/[.$S$2]" office:value-type="percentage" office:value="0.00945156511965274" calcext:value-type="percentage">
            <text:p>0.9%</text:p>
          </table:table-cell>
          <table:table-cell table:style-name="ce8" table:formula="of:=[.O15]/[.$O$2]*[.T16]/[.$S$2]" office:value-type="percentage" office:value="0.0869990521642979" calcext:value-type="percentage">
            <text:p>8.7%</text:p>
          </table:table-cell>
          <table:table-cell table:number-columns-repeated="9"/>
          <table:table-cell table:style-name="ce4" office:value-type="float" office:value="42" calcext:value-type="float">
            <text:p>42</text:p>
          </table:table-cell>
          <table:table-cell table:style-name="ce6" office:value-type="float" office:value="0.999999999999786" calcext:value-type="float">
            <text:p>0.999999999999786</text:p>
          </table:table-cell>
          <table:table-cell table:formula="of:=SUM([.AA45:.AA80])" office:value-type="float" office:value="0.999999999999786" calcext:value-type="float">
            <text:p>0.999999999999786</text:p>
          </table:table-cell>
          <table:table-cell table:formula="of:=SUM([.$AA$10:.AA45])" office:value-type="float" office:value="279935.99999993" calcext:value-type="float">
            <text:p>279935.99999993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float" office:value="1708.00000000531" calcext:value-type="float">
            <text:p>1708.00000000531</text:p>
          </table:table-cell>
          <table:table-cell table:formula="of:=SUM([.AE45:.AE85])" office:value-type="float" office:value="2995.00000000442" calcext:value-type="float">
            <text:p>2995.00000000442</text:p>
          </table:table-cell>
          <table:table-cell table:formula="of:=SUM([.$AE$11:.AE45])" office:value-type="float" office:value="1678328.99999948" calcext:value-type="float">
            <text:p>1678328.99999948</text:p>
          </table:table-cell>
          <table:table-cell table:number-columns-repeated="991"/>
        </table:table-row>
        <table:table-row table:style-name="ro2">
          <table:table-cell table:number-columns-repeated="9"/>
          <table:table-cell table:style-name="ce4" office:value-type="float" office:value="18" calcext:value-type="float">
            <text:p>18</text:p>
          </table:table-cell>
          <table:table-cell table:style-name="ce8" table:formula="of:=[.K21]/[.$K$2]*[.Q21]/[.$O$2]" office:value-type="percentage" office:value="0.00417952674897119" calcext:value-type="percentage">
            <text:p>0.4%</text:p>
          </table:table-cell>
          <table:table-cell table:style-name="ce8" table:formula="of:=[.K21]/[.$K$2]*[.P22]/[.$O$2]" office:value-type="percentage" office:value="0.00045010624812738" calcext:value-type="percentage">
            <text:p>0.0%</text:p>
          </table:table-cell>
          <table:table-cell table:style-name="ce11"/>
          <table:table-cell table:style-name="ce4" office:value-type="float" office:value="13" calcext:value-type="float">
            <text:p>13</text:p>
          </table:table-cell>
          <table:table-cell table:style-name="ce8" table:formula="of:=[.O16]/[.$O$2]*[.U16]/[.$S$2]" office:value-type="percentage" office:value="0.0164204199055115" calcext:value-type="percentage">
            <text:p>1.6%</text:p>
          </table:table-cell>
          <table:table-cell table:style-name="ce8" table:formula="of:=[.O16]/[.$O$2]*[.T17]/[.$S$2]" office:value-type="percentage" office:value="0.0916042714525132" calcext:value-type="percentage">
            <text:p>9.2%</text:p>
          </table:table-cell>
          <table:table-cell table:number-columns-repeated="13"/>
          <table:table-cell table:style-name="ce4" office:value-type="float" office:value="43" calcext:value-type="float">
            <text:p>43</text:p>
          </table:table-cell>
          <table:table-cell table:style-name="ce6" office:value-type="float" office:value="792.000000000032" calcext:value-type="float">
            <text:p>792.000000000032</text:p>
          </table:table-cell>
          <table:table-cell table:formula="of:=SUM([.AE46:.AE86])" office:value-type="float" office:value="1286.9999999991" calcext:value-type="float">
            <text:p>1286.9999999991</text:p>
          </table:table-cell>
          <table:table-cell table:formula="of:=SUM([.$AE$11:.AE46])" office:value-type="float" office:value="1679120.99999948" calcext:value-type="float">
            <text:p>1679120.99999948</text:p>
          </table:table-cell>
          <table:table-cell table:number-columns-repeated="991"/>
        </table:table-row>
        <table:table-row table:style-name="ro2">
          <table:table-cell table:number-columns-repeated="10"/>
          <table:table-cell table:style-name="ce9" table:formula="of:=SUM([.K31:.K46])" office:value-type="percentage" office:value="0.257169495884774" calcext:value-type="percentage">
            <text:p>25.7%</text:p>
          </table:table-cell>
          <table:table-cell table:style-name="ce9" table:formula="of:=SUM([.L31:.L46])" office:value-type="percentage" office:value="0.742830511359184" calcext:value-type="percentage">
            <text:p>74.3%</text:p>
          </table:table-cell>
          <table:table-cell table:style-name="ce10" table:formula="of:=[.K47]+[.L47]" office:value-type="percentage" office:value="1.00000000724396" calcext:value-type="percentage">
            <text:p>100%</text:p>
          </table:table-cell>
          <table:table-cell table:style-name="ce5" office:value-type="float" office:value="14" calcext:value-type="float">
            <text:p>14</text:p>
          </table:table-cell>
          <table:table-cell table:style-name="ce8" table:formula="of:=[.O17]/[.$O$2]*[.U17]/[.$S$2]" office:value-type="percentage" office:value="0.0249473689224297" calcext:value-type="percentage">
            <text:p>2.5%</text:p>
          </table:table-cell>
          <table:table-cell table:style-name="ce8" table:formula="of:=[.O17]/[.$O$2]*[.T18]/[.$S$2]" office:value-type="percentage" office:value="0.0877069520652246" calcext:value-type="percentage">
            <text:p>8.8%</text:p>
          </table:table-cell>
          <table:table-cell table:number-columns-repeated="13"/>
          <table:table-cell table:style-name="ce4" office:value-type="float" office:value="44" calcext:value-type="float">
            <text:p>44</text:p>
          </table:table-cell>
          <table:table-cell table:style-name="ce6" office:value-type="float" office:value="329.999999999174" calcext:value-type="float">
            <text:p>329.999999999174</text:p>
          </table:table-cell>
          <table:table-cell table:formula="of:=SUM([.AE47:.AE87])" office:value-type="float" office:value="494.999999999071" calcext:value-type="float">
            <text:p>494.999999999071</text:p>
          </table:table-cell>
          <table:table-cell table:formula="of:=SUM([.$AE$11:.AE47])" office:value-type="float" office:value="1679450.99999948" calcext:value-type="float">
            <text:p>1679450.99999948</text:p>
          </table:table-cell>
          <table:table-cell table:number-columns-repeated="991"/>
        </table:table-row>
        <table:table-row table:style-name="ro2">
          <table:table-cell table:number-columns-repeated="10"/>
          <table:table-cell office:value-type="string" calcext:value-type="string">
            <text:p>ou ex-aequo</text:p>
          </table:table-cell>
          <table:table-cell table:number-columns-repeated="2"/>
          <table:table-cell table:style-name="ce4" office:value-type="float" office:value="15" calcext:value-type="float">
            <text:p>15</text:p>
          </table:table-cell>
          <table:table-cell table:style-name="ce8" table:formula="of:=[.O18]/[.$O$2]*[.U18]/[.$S$2]" office:value-type="percentage" office:value="0.0329658683889828" calcext:value-type="percentage">
            <text:p>3.3%</text:p>
          </table:table-cell>
          <table:table-cell table:style-name="ce8" table:formula="of:=[.O18]/[.$O$2]*[.T19]/[.$S$2]" office:value-type="percentage" office:value="0.0750588229690419" calcext:value-type="percentage">
            <text:p>7.5%</text:p>
          </table:table-cell>
          <table:table-cell table:number-columns-repeated="13"/>
          <table:table-cell table:style-name="ce4" office:value-type="float" office:value="45" calcext:value-type="float">
            <text:p>45</text:p>
          </table:table-cell>
          <table:table-cell table:style-name="ce6" office:value-type="float" office:value="119.999999999974" calcext:value-type="float">
            <text:p>119.999999999974</text:p>
          </table:table-cell>
          <table:table-cell table:formula="of:=SUM([.AE48:.AE88])" office:value-type="float" office:value="164.999999999898" calcext:value-type="float">
            <text:p>164.999999999898</text:p>
          </table:table-cell>
          <table:table-cell table:formula="of:=SUM([.$AE$11:.AE48])" office:value-type="float" office:value="1679570.99999948" calcext:value-type="float">
            <text:p>1679570.99999948</text:p>
          </table:table-cell>
          <table:table-cell table:number-columns-repeated="991"/>
        </table:table-row>
        <table:table-row table:style-name="ro2">
          <table:table-cell table:number-columns-repeated="13"/>
          <table:table-cell table:style-name="ce4" office:value-type="float" office:value="16" calcext:value-type="float">
            <text:p>16</text:p>
          </table:table-cell>
          <table:table-cell table:style-name="ce8" table:formula="of:=[.O19]/[.$O$2]*[.U19]/[.$S$2]" office:value-type="percentage" office:value="0.038550478204566" calcext:value-type="percentage">
            <text:p>3.9%</text:p>
          </table:table-cell>
          <table:table-cell table:style-name="ce8" table:formula="of:=[.O19]/[.$O$2]*[.T20]/[.$S$2]" office:value-type="percentage" office:value="0.0579001390793846" calcext:value-type="percentage">
            <text:p>5.8%</text:p>
          </table:table-cell>
          <table:table-cell table:number-columns-repeated="13"/>
          <table:table-cell table:style-name="ce4" office:value-type="float" office:value="46" calcext:value-type="float">
            <text:p>46</text:p>
          </table:table-cell>
          <table:table-cell table:style-name="ce6" office:value-type="float" office:value="35.9999999999251" calcext:value-type="float">
            <text:p>35.9999999999251</text:p>
          </table:table-cell>
          <table:table-cell table:formula="of:=SUM([.AE49:.AE89])" office:value-type="float" office:value="44.9999999999232" calcext:value-type="float">
            <text:p>44.9999999999232</text:p>
          </table:table-cell>
          <table:table-cell table:formula="of:=SUM([.$AE$11:.AE49])" office:value-type="float" office:value="1679606.99999948" calcext:value-type="float">
            <text:p>1679606.99999948</text:p>
          </table:table-cell>
          <table:table-cell table:number-columns-repeated="991"/>
        </table:table-row>
        <table:table-row table:style-name="ro2">
          <table:table-cell table:number-columns-repeated="13"/>
          <table:table-cell table:style-name="ce4" office:value-type="float" office:value="17" calcext:value-type="float">
            <text:p>17</text:p>
          </table:table-cell>
          <table:table-cell table:style-name="ce8" table:formula="of:=[.O20]/[.$O$2]*[.U20]/[.$S$2]" office:value-type="percentage" office:value="0.0401234567901235" calcext:value-type="percentage">
            <text:p>4.0%</text:p>
          </table:table-cell>
          <table:table-cell table:style-name="ce8" table:formula="of:=[.O20]/[.$O$2]*[.T21]/[.$S$2]" office:value-type="percentage" office:value="0.0401234567901235" calcext:value-type="percentage">
            <text:p>4.0%</text:p>
          </table:table-cell>
          <table:table-cell table:number-columns-repeated="13"/>
          <table:table-cell table:style-name="ce4" office:value-type="float" office:value="47" calcext:value-type="float">
            <text:p>47</text:p>
          </table:table-cell>
          <table:table-cell table:style-name="ce6" office:value-type="float" office:value="7.99999999999829" calcext:value-type="float">
            <text:p>7.99999999999829</text:p>
          </table:table-cell>
          <table:table-cell table:formula="of:=SUM([.AE50:.AE90])" office:value-type="float" office:value="8.99999999999808" calcext:value-type="float">
            <text:p>8.99999999999808</text:p>
          </table:table-cell>
          <table:table-cell table:formula="of:=SUM([.$AE$11:.AE50])" office:value-type="float" office:value="1679614.99999948" calcext:value-type="float">
            <text:p>1679614.99999948</text:p>
          </table:table-cell>
          <table:table-cell table:number-columns-repeated="991"/>
        </table:table-row>
        <table:table-row table:style-name="ro2">
          <table:table-cell table:number-columns-repeated="13"/>
          <table:table-cell table:style-name="ce4" office:value-type="float" office:value="18" calcext:value-type="float">
            <text:p>18</text:p>
          </table:table-cell>
          <table:table-cell table:style-name="ce8" table:formula="of:=[.O21]/[.$O$2]*[.U21]/[.$S$2]" office:value-type="percentage" office:value="0.0370560890108062" calcext:value-type="percentage">
            <text:p>3.7%</text:p>
          </table:table-cell>
          <table:table-cell table:style-name="ce8" table:formula="of:=[.O21]/[.$O$2]*[.T22]/[.$S$2]" office:value-type="percentage" office:value="0.0246723060509222" calcext:value-type="percentage">
            <text:p>2.5%</text:p>
          </table:table-cell>
          <table:table-cell table:number-columns-repeated="13"/>
          <table:table-cell table:style-name="ce4" office:value-type="float" office:value="48" calcext:value-type="float">
            <text:p>48</text:p>
          </table:table-cell>
          <table:table-cell table:style-name="ce6" office:value-type="float" office:value="0.999999999999786" calcext:value-type="float">
            <text:p>0.999999999999786</text:p>
          </table:table-cell>
          <table:table-cell table:formula="of:=SUM([.AE51:.AE91])" office:value-type="float" office:value="0.999999999999786" calcext:value-type="float">
            <text:p>0.999999999999786</text:p>
          </table:table-cell>
          <table:table-cell table:formula="of:=SUM([.$AE$11:.AE51])" office:value-type="float" office:value="1679615.99999948" calcext:value-type="float">
            <text:p>1679615.99999948</text:p>
          </table:table-cell>
          <table:table-cell table:number-columns-repeated="991"/>
        </table:table-row>
        <table:table-row table:style-name="ro2">
          <table:table-cell table:number-columns-repeated="13"/>
          <table:table-cell table:style-name="ce4" office:value-type="float" office:value="19" calcext:value-type="float">
            <text:p>19</text:p>
          </table:table-cell>
          <table:table-cell table:style-name="ce8" table:formula="of:=[.O22]/[.$O$2]*[.U22]/[.$S$2]" office:value-type="percentage" office:value="0.0300235291876168" calcext:value-type="percentage">
            <text:p>3.0%</text:p>
          </table:table-cell>
          <table:table-cell table:style-name="ce8" table:formula="of:=[.O22]/[.$O$2]*[.T23]/[.$S$2]" office:value-type="percentage" office:value="0.0131863473555931" calcext:value-type="percentage">
            <text:p>1.3%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 office:value-type="float" office:value="20" calcext:value-type="float">
            <text:p>20</text:p>
          </table:table-cell>
          <table:table-cell table:style-name="ce8" table:formula="of:=[.O23]/[.$O$2]*[.U23]/[.$S$2]" office:value-type="percentage" office:value="0.0210256391937182" calcext:value-type="percentage">
            <text:p>2.1%</text:p>
          </table:table-cell>
          <table:table-cell table:style-name="ce8" table:formula="of:=[.O23]/[.$O$2]*[.T24]/[.$S$2]" office:value-type="percentage" office:value="0.00598053364578794" calcext:value-type="percentage">
            <text:p>0.6%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 office:value-type="float" office:value="21" calcext:value-type="float">
            <text:p>21</text:p>
          </table:table-cell>
          <table:table-cell table:style-name="ce8" table:formula="of:=[.O24]/[.$O$2]*[.U24]/[.$S$2]" office:value-type="percentage" office:value="0.0130863244932162" calcext:value-type="percentage">
            <text:p>1.3%</text:p>
          </table:table-cell>
          <table:table-cell table:style-name="ce8" table:formula="of:=[.O24]/[.$O$2]*[.T25]/[.$S$2]" office:value-type="percentage" office:value="0.00234577427221592" calcext:value-type="percentage">
            <text:p>0.2%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 office:value-type="float" office:value="22" calcext:value-type="float">
            <text:p>22</text:p>
          </table:table-cell>
          <table:table-cell table:style-name="ce8" table:formula="of:=[.O25]/[.$O$2]*[.U25]/[.$S$2]" office:value-type="percentage" office:value="0.00695992417314383" calcext:value-type="percentage">
            <text:p>0.7%</text:p>
          </table:table-cell>
          <table:table-cell table:style-name="ce8" table:formula="of:=[.O25]/[.$O$2]*[.T26]/[.$S$2]" office:value-type="percentage" office:value="0.000756125209572219" calcext:value-type="percentage">
            <text:p>0.1%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 office:value-type="float" office:value="23" calcext:value-type="float">
            <text:p>23</text:p>
          </table:table-cell>
          <table:table-cell table:style-name="ce8" table:formula="of:=[.O26]/[.$O$2]*[.U26]/[.$S$2]" office:value-type="percentage" office:value="0.00290502908601316" calcext:value-type="percentage">
            <text:p>0.3%</text:p>
          </table:table-cell>
          <table:table-cell table:style-name="ce8" table:formula="of:=[.O26]/[.$O$2]*[.T27]/[.$S$2]" office:value-type="percentage" office:value="0.00018139066707326" calcext:value-type="percentage">
            <text:p>0.0%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4" office:value-type="float" office:value="24" calcext:value-type="float">
            <text:p>24</text:p>
          </table:table-cell>
          <table:table-cell table:style-name="ce8" table:formula="of:=[.O27]/[.$O$2]*[.U27]/[.$S$2]" office:value-type="percentage" office:value="0.000746599222679459" calcext:value-type="percentage">
            <text:p>0.1%</text:p>
          </table:table-cell>
          <table:table-cell table:style-name="ce8" table:formula="of:=[.O27]/[.$O$2]*[.T28]/[.$S$2]" office:value-type="percentage" office:value="0.0000250057155921453" calcext:value-type="percentage">
            <text:p>0.0%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9" table:formula="of:=SUM([.O37:.O57])" office:value-type="percentage" office:value="0.281921582075948" calcext:value-type="percentage">
            <text:p>28.2%</text:p>
          </table:table-cell>
          <table:table-cell table:style-name="ce9" table:formula="of:=SUM([.P37:.P57])" office:value-type="percentage" office:value="0.718078417924052" calcext:value-type="percentage">
            <text:p>71.8%</text:p>
          </table:table-cell>
          <table:table-cell table:style-name="ce10" table:formula="of:=[.O58]+[.P58]" office:value-type="percentage" office:value="1" calcext:value-type="percentage">
            <text:p>100%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string" calcext:value-type="string">
            <text:p>ou ex-aequo</text:p>
          </table:table-cell>
          <table:table-cell table:number-columns-repeated="100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1T00:32:48.905650840</meta:creation-date>
    <meta:generator>LibreOffice/6.1.5.2$Linux_X86_64 LibreOffice_project/10$Build-2</meta:generator>
    <dc:date>2022-05-21T01:47:25.650734647</dc:date>
    <meta:editing-duration>PT1H3M20S</meta:editing-duration>
    <meta:editing-cycles>14</meta:editing-cycles>
    <meta:document-statistic meta:table-count="1" meta:cell-count="977" meta:object-count="0"/>
  </office:meta>
</office:document-meta>
</file>